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2783in"/>
    </style:style>
    <style:style style:name="co5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visibility="collapse" table:number-columns-repeated="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Domínguez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García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Huidobro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lfredo</text:p>
          </table:table-cell>
          <table:table-cell office:value-type="string" calcext:value-type="string">
            <text:p>Del Bosque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Hevia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Olea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Yañez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Zamorano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gnacia</text:p>
          </table:table-cell>
          <table:table-cell office:value-type="string" calcext:value-type="string">
            <text:p>Sánchez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ilar</text:p>
          </table:table-cell>
          <table:table-cell office:value-type="string" calcext:value-type="string">
            <text:p>Rosasco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Consuelo</text:p>
          </table:table-cell>
          <table:table-cell office:value-type="string" calcext:value-type="string">
            <text:p>Darlette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Milagros</text:p>
          </table:table-cell>
          <table:table-cell office:value-type="string" calcext:value-type="string">
            <text:p>Olivera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Freddy</text:p>
          </table:table-cell>
          <table:table-cell office:value-type="string" calcext:value-type="string">
            <text:p>Scheggia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ntonia</text:p>
          </table:table-cell>
          <table:table-cell office:value-type="string" calcext:value-type="string">
            <text:p>Jáuregui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De Gregorio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Homero</text:p>
          </table:table-cell>
          <table:table-cell office:value-type="string" calcext:value-type="string">
            <text:p>Martínez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Fabiola</text:p>
          </table:table-cell>
          <table:table-cell office:value-type="string" calcext:value-type="string">
            <text:p>Orrego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Romina</text:p>
          </table:table-cell>
          <table:table-cell office:value-type="string" calcext:value-type="string">
            <text:p>Salazar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>Paganini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Celedón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Puigrredón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Santis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Salas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Liliana</text:p>
          </table:table-cell>
          <table:table-cell office:value-type="string" calcext:value-type="string">
            <text:p>Arévalo</text:p>
          </table:table-cell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formula="of:=OFFSET([.A$1] ;ROUND(23*RAND());0;1;1)" office:value-type="string" office:string-value="Alberto" calcext:value-type="string">
            <text:p>Alberto</text:p>
          </table:table-cell>
          <table:table-cell table:formula="of:=OFFSET([.B$1] ;ROUND(23*RAND());0;1;1)" office:value-type="string" office:string-value="Scheggia" calcext:value-type="string">
            <text:p>Scheggia</text:p>
          </table:table-cell>
          <table:table-cell table:formula="of:=+[.A26]&amp;&quot; &quot;&amp;[.B26]" office:value-type="string" office:string-value="Alberto Scheggia" calcext:value-type="string">
            <text:p>Alberto Scheggia</text:p>
          </table:table-cell>
          <table:table-cell table:formula="of:=LOWER([.A26])&amp;&quot;.&quot;&amp;LOWER([.B26])&amp;&quot;@gmail.com&quot;" office:value-type="string" office:string-value="alberto.scheggia@gmail.com" calcext:value-type="string">
            <text:p>alberto.scheggia@gmail.com</text:p>
          </table:table-cell>
          <table:table-cell office:value-type="string" calcext:value-type="string">
            <text:p>Los Trigales 7887</text:p>
          </table:table-cell>
          <table:table-cell office:value-type="float" office:value="-33.399961241107" calcext:value-type="float">
            <text:p>-33.3999612411</text:p>
          </table:table-cell>
          <table:table-cell office:value-type="float" office:value="-70.555523402615" calcext:value-type="float">
            <text:p>-70.5555234026</text:p>
          </table:table-cell>
          <table:table-cell table:formula="of:=+&quot;geomfromtext('POINT(&quot;&amp;[.G26]&amp;&quot; &quot;&amp;[.F26]&amp;&quot;)')&quot;" office:value-type="string" office:string-value="geomfromtext('POINT(-70.555523402615 -33.399961241107)')" calcext:value-type="string">
            <text:p>geomfromtext('POINT(-70.555523402615 -33.399961241107)')</text:p>
          </table:table-cell>
          <table:table-cell table:formula="of:=&quot;insert into entrenador (nombre, mail, direccion, location) values ('&quot;&amp;[.C26]&amp;&quot;','&quot;&amp;[.D26]&amp;&quot;','&quot;&amp;[.E26]&amp;&quot;',&quot;&amp;[.H26]&amp;&quot;);&quot;" office:value-type="string" office:string-value="insert into entrenador (nombre, mail, direccion, location) values ('Alberto Scheggia','alberto.scheggia@gmail.com','Los Trigales 7887',geomfromtext('POINT(-70.555523402615 -33.399961241107)'));" calcext:value-type="string">
            <text:p>insert into entrenador (nombre, mail, direccion, location) values ('Alberto Scheggia','alberto.scheggia@gmail.com','Los Trigales 7887',geomfromtext('POINT(-70.555523402615 -33.39996124110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Liliana" calcext:value-type="string">
            <text:p>Liliana</text:p>
          </table:table-cell>
          <table:table-cell table:formula="of:=OFFSET([.B$1] ;ROUND(23*RAND());0;1;1)" office:value-type="string" office:string-value="Del Bosque" calcext:value-type="string">
            <text:p>Del Bosque</text:p>
          </table:table-cell>
          <table:table-cell table:formula="of:=+[.A27]&amp;&quot; &quot;&amp;[.B27]" office:value-type="string" office:string-value="Liliana Del Bosque" calcext:value-type="string">
            <text:p>Liliana Del Bosque</text:p>
          </table:table-cell>
          <table:table-cell table:formula="of:=LOWER([.A27])&amp;&quot;.&quot;&amp;LOWER([.B27])&amp;&quot;@gmail.com&quot;" office:value-type="string" office:string-value="liliana.del bosque@gmail.com" calcext:value-type="string">
            <text:p>liliana.del bosque@gmail.com</text:p>
          </table:table-cell>
          <table:table-cell office:value-type="string" calcext:value-type="string">
            <text:p>Las Carmelitas 46</text:p>
          </table:table-cell>
          <table:table-cell office:value-type="float" office:value="-33.40564" calcext:value-type="float">
            <text:p>-33.40564</text:p>
          </table:table-cell>
          <table:table-cell office:value-type="float" office:value="-70.558067" calcext:value-type="float">
            <text:p>-70.558067</text:p>
          </table:table-cell>
          <table:table-cell table:formula="of:=+&quot;geomfromtext('POINT(&quot;&amp;[.G27]&amp;&quot; &quot;&amp;[.F27]&amp;&quot;)')&quot;" office:value-type="string" office:string-value="geomfromtext('POINT(-70.558067 -33.40564)')" calcext:value-type="string">
            <text:p>geomfromtext('POINT(-70.558067 -33.40564)')</text:p>
          </table:table-cell>
          <table:table-cell table:formula="of:=&quot;insert into entrenador (nombre, mail, direccion, location) values ('&quot;&amp;[.C27]&amp;&quot;','&quot;&amp;[.D27]&amp;&quot;','&quot;&amp;[.E27]&amp;&quot;',&quot;&amp;[.H27]&amp;&quot;);&quot;" office:value-type="string" office:string-value="insert into entrenador (nombre, mail, direccion, location) values ('Liliana Del Bosque','liliana.del bosque@gmail.com','Las Carmelitas 46',geomfromtext('POINT(-70.558067 -33.40564)'));" calcext:value-type="string">
            <text:p>insert into entrenador (nombre, mail, direccion, location) values ('Liliana Del Bosque','liliana.del bosque@gmail.com','Las Carmelitas 46',geomfromtext('POINT(-70.558067 -33.40564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Freddy" calcext:value-type="string">
            <text:p>Freddy</text:p>
          </table:table-cell>
          <table:table-cell table:formula="of:=OFFSET([.B$1] ;ROUND(23*RAND());0;1;1)" office:value-type="string" office:string-value="De Gregorio" calcext:value-type="string">
            <text:p>De Gregorio</text:p>
          </table:table-cell>
          <table:table-cell table:formula="of:=+[.A28]&amp;&quot; &quot;&amp;[.B28]" office:value-type="string" office:string-value="Freddy De Gregorio" calcext:value-type="string">
            <text:p>Freddy De Gregorio</text:p>
          </table:table-cell>
          <table:table-cell table:formula="of:=LOWER([.A28])&amp;&quot;.&quot;&amp;LOWER([.B28])&amp;&quot;@gmail.com&quot;" office:value-type="string" office:string-value="freddy.de gregorio@gmail.com" calcext:value-type="string">
            <text:p>freddy.de gregorio@gmail.com</text:p>
          </table:table-cell>
          <table:table-cell office:value-type="string" calcext:value-type="string">
            <text:p>Jorge VI 110</text:p>
          </table:table-cell>
          <table:table-cell office:value-type="float" office:value="-33.411747391454" calcext:value-type="float">
            <text:p>-33.4117473915</text:p>
          </table:table-cell>
          <table:table-cell office:value-type="float" office:value="-70.573760377525" calcext:value-type="float">
            <text:p>-70.5737603775</text:p>
          </table:table-cell>
          <table:table-cell table:formula="of:=+&quot;geomfromtext('POINT(&quot;&amp;[.G28]&amp;&quot; &quot;&amp;[.F28]&amp;&quot;)')&quot;" office:value-type="string" office:string-value="geomfromtext('POINT(-70.573760377525 -33.411747391454)')" calcext:value-type="string">
            <text:p>geomfromtext('POINT(-70.573760377525 -33.411747391454)')</text:p>
          </table:table-cell>
          <table:table-cell table:formula="of:=&quot;insert into entrenador (nombre, mail, direccion, location) values ('&quot;&amp;[.C28]&amp;&quot;','&quot;&amp;[.D28]&amp;&quot;','&quot;&amp;[.E28]&amp;&quot;',&quot;&amp;[.H28]&amp;&quot;);&quot;" office:value-type="string" office:string-value="insert into entrenador (nombre, mail, direccion, location) values ('Freddy De Gregorio','freddy.de gregorio@gmail.com','Jorge VI 110',geomfromtext('POINT(-70.573760377525 -33.411747391454)'));" calcext:value-type="string">
            <text:p>insert into entrenador (nombre, mail, direccion, location) values ('Freddy De Gregorio','freddy.de gregorio@gmail.com','Jorge VI 110',geomfromtext('POINT(-70.573760377525 -33.411747391454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Daniela" calcext:value-type="string">
            <text:p>Daniela</text:p>
          </table:table-cell>
          <table:table-cell table:formula="of:=OFFSET([.B$1] ;ROUND(23*RAND());0;1;1)" office:value-type="string" office:string-value="Darlette" calcext:value-type="string">
            <text:p>Darlette</text:p>
          </table:table-cell>
          <table:table-cell table:formula="of:=+[.A29]&amp;&quot; &quot;&amp;[.B29]" office:value-type="string" office:string-value="Daniela Darlette" calcext:value-type="string">
            <text:p>Daniela Darlette</text:p>
          </table:table-cell>
          <table:table-cell table:formula="of:=LOWER([.A29])&amp;&quot;.&quot;&amp;LOWER([.B29])&amp;&quot;@gmail.com&quot;" office:value-type="string" office:string-value="daniela.darlette@gmail.com" calcext:value-type="string">
            <text:p>daniela.darlette@gmail.com</text:p>
          </table:table-cell>
          <table:table-cell office:value-type="string" calcext:value-type="string">
            <text:p>Av Cristobal Colon 7000</text:p>
          </table:table-cell>
          <table:table-cell office:value-type="float" office:value="-33.416954040527" calcext:value-type="float">
            <text:p>-33.4169540405</text:p>
          </table:table-cell>
          <table:table-cell office:value-type="float" office:value="-70.557022094727" calcext:value-type="float">
            <text:p>-70.5570220947</text:p>
          </table:table-cell>
          <table:table-cell table:formula="of:=+&quot;geomfromtext('POINT(&quot;&amp;[.G29]&amp;&quot; &quot;&amp;[.F29]&amp;&quot;)')&quot;" office:value-type="string" office:string-value="geomfromtext('POINT(-70.557022094727 -33.416954040527)')" calcext:value-type="string">
            <text:p>geomfromtext('POINT(-70.557022094727 -33.416954040527)')</text:p>
          </table:table-cell>
          <table:table-cell table:formula="of:=&quot;insert into entrenador (nombre, mail, direccion, location) values ('&quot;&amp;[.C29]&amp;&quot;','&quot;&amp;[.D29]&amp;&quot;','&quot;&amp;[.E29]&amp;&quot;',&quot;&amp;[.H29]&amp;&quot;);&quot;" office:value-type="string" office:string-value="insert into entrenador (nombre, mail, direccion, location) values ('Daniela Darlette','daniela.darlette@gmail.com','Av Cristobal Colon 7000',geomfromtext('POINT(-70.557022094727 -33.416954040527)'));" calcext:value-type="string">
            <text:p>insert into entrenador (nombre, mail, direccion, location) values ('Daniela Darlette','daniela.darlette@gmail.com','Av Cristobal Colon 7000',geomfromtext('POINT(-70.557022094727 -33.41695404052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Jaime" calcext:value-type="string">
            <text:p>Jaime</text:p>
          </table:table-cell>
          <table:table-cell table:formula="of:=OFFSET([.B$1] ;ROUND(23*RAND());0;1;1)" office:value-type="string" office:string-value="Rosasco" calcext:value-type="string">
            <text:p>Rosasco</text:p>
          </table:table-cell>
          <table:table-cell table:formula="of:=+[.A30]&amp;&quot; &quot;&amp;[.B30]" office:value-type="string" office:string-value="Jaime Rosasco" calcext:value-type="string">
            <text:p>Jaime Rosasco</text:p>
          </table:table-cell>
          <table:table-cell table:formula="of:=LOWER([.A30])&amp;&quot;.&quot;&amp;LOWER([.B30])&amp;&quot;@gmail.com&quot;" office:value-type="string" office:string-value="jaime.rosasco@gmail.com" calcext:value-type="string">
            <text:p>jaime.rosasco@gmail.com</text:p>
          </table:table-cell>
          <table:table-cell office:value-type="string" calcext:value-type="string">
            <text:p>Robinson Crusoe 1150</text:p>
          </table:table-cell>
          <table:table-cell office:value-type="float" office:value="-33.419603732345" calcext:value-type="float">
            <text:p>-33.4196037323</text:p>
          </table:table-cell>
          <table:table-cell office:value-type="float" office:value="-70.555851459503" calcext:value-type="float">
            <text:p>-70.5558514595</text:p>
          </table:table-cell>
          <table:table-cell table:formula="of:=+&quot;geomfromtext('POINT(&quot;&amp;[.G30]&amp;&quot; &quot;&amp;[.F30]&amp;&quot;)')&quot;" office:value-type="string" office:string-value="geomfromtext('POINT(-70.555851459503 -33.419603732345)')" calcext:value-type="string">
            <text:p>geomfromtext('POINT(-70.555851459503 -33.419603732345)')</text:p>
          </table:table-cell>
          <table:table-cell table:formula="of:=&quot;insert into entrenador (nombre, mail, direccion, location) values ('&quot;&amp;[.C30]&amp;&quot;','&quot;&amp;[.D30]&amp;&quot;','&quot;&amp;[.E30]&amp;&quot;',&quot;&amp;[.H30]&amp;&quot;);&quot;" office:value-type="string" office:string-value="insert into entrenador (nombre, mail, direccion, location) values ('Jaime Rosasco','jaime.rosasco@gmail.com','Robinson Crusoe 1150',geomfromtext('POINT(-70.555851459503 -33.419603732345)'));" calcext:value-type="string">
            <text:p>insert into entrenador (nombre, mail, direccion, location) values ('Jaime Rosasco','jaime.rosasco@gmail.com','Robinson Crusoe 1150',geomfromtext('POINT(-70.555851459503 -33.419603732345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Antonia" calcext:value-type="string">
            <text:p>Antonia</text:p>
          </table:table-cell>
          <table:table-cell table:formula="of:=OFFSET([.B$1] ;ROUND(23*RAND());0;1;1)" office:value-type="string" office:string-value="Sánchez" calcext:value-type="string">
            <text:p>Sánchez</text:p>
          </table:table-cell>
          <table:table-cell table:formula="of:=+[.A31]&amp;&quot; &quot;&amp;[.B31]" office:value-type="string" office:string-value="Antonia Sánchez" calcext:value-type="string">
            <text:p>Antonia Sánchez</text:p>
          </table:table-cell>
          <table:table-cell table:formula="of:=LOWER([.A31])&amp;&quot;.&quot;&amp;LOWER([.B31])&amp;&quot;@gmail.com&quot;" office:value-type="string" office:string-value="antonia.sánchez@gmail.com" calcext:value-type="string">
            <text:p>antonia.sánchez@gmail.com</text:p>
          </table:table-cell>
          <table:table-cell office:value-type="string" calcext:value-type="string">
            <text:p>Rosario Norte 555</text:p>
          </table:table-cell>
          <table:table-cell office:value-type="float" office:value="-33.405685100491" calcext:value-type="float">
            <text:p>-33.4056851005</text:p>
          </table:table-cell>
          <table:table-cell office:value-type="float" office:value="-70.571697930221" calcext:value-type="float">
            <text:p>-70.5716979302</text:p>
          </table:table-cell>
          <table:table-cell table:formula="of:=+&quot;geomfromtext('POINT(&quot;&amp;[.G31]&amp;&quot; &quot;&amp;[.F31]&amp;&quot;)')&quot;" office:value-type="string" office:string-value="geomfromtext('POINT(-70.571697930221 -33.405685100491)')" calcext:value-type="string">
            <text:p>geomfromtext('POINT(-70.571697930221 -33.405685100491)')</text:p>
          </table:table-cell>
          <table:table-cell table:formula="of:=&quot;insert into entrenador (nombre, mail, direccion, location) values ('&quot;&amp;[.C31]&amp;&quot;','&quot;&amp;[.D31]&amp;&quot;','&quot;&amp;[.E31]&amp;&quot;',&quot;&amp;[.H31]&amp;&quot;);&quot;" office:value-type="string" office:string-value="insert into entrenador (nombre, mail, direccion, location) values ('Antonia Sánchez','antonia.sánchez@gmail.com','Rosario Norte 555',geomfromtext('POINT(-70.571697930221 -33.405685100491)'));" calcext:value-type="string">
            <text:p>insert into entrenador (nombre, mail, direccion, location) values ('Antonia Sánchez','antonia.sánchez@gmail.com','Rosario Norte 555',geomfromtext('POINT(-70.571697930221 -33.405685100491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Diego" calcext:value-type="string">
            <text:p>Diego</text:p>
          </table:table-cell>
          <table:table-cell table:formula="of:=OFFSET([.B$1] ;ROUND(23*RAND());0;1;1)" office:value-type="string" office:string-value="Jáuregui" calcext:value-type="string">
            <text:p>Jáuregui</text:p>
          </table:table-cell>
          <table:table-cell table:formula="of:=+[.A32]&amp;&quot; &quot;&amp;[.B32]" office:value-type="string" office:string-value="Diego Jáuregui" calcext:value-type="string">
            <text:p>Diego Jáuregui</text:p>
          </table:table-cell>
          <table:table-cell table:formula="of:=LOWER([.A32])&amp;&quot;.&quot;&amp;LOWER([.B32])&amp;&quot;@gmail.com&quot;" office:value-type="string" office:string-value="diego.jáuregui@gmail.com" calcext:value-type="string">
            <text:p>diego.jáuregui@gmail.com</text:p>
          </table:table-cell>
          <table:table-cell office:value-type="string" calcext:value-type="string">
            <text:p>Av Kennedy 5933</text:p>
          </table:table-cell>
          <table:table-cell office:value-type="float" office:value="-33.39948619437" calcext:value-type="float">
            <text:p>-33.3994861944</text:p>
          </table:table-cell>
          <table:table-cell office:value-type="float" office:value="-70.573127119958" calcext:value-type="float">
            <text:p>-70.57312712</text:p>
          </table:table-cell>
          <table:table-cell table:formula="of:=+&quot;geomfromtext('POINT(&quot;&amp;[.G32]&amp;&quot; &quot;&amp;[.F32]&amp;&quot;)')&quot;" office:value-type="string" office:string-value="geomfromtext('POINT(-70.573127119958 -33.39948619437)')" calcext:value-type="string">
            <text:p>geomfromtext('POINT(-70.573127119958 -33.39948619437)')</text:p>
          </table:table-cell>
          <table:table-cell table:formula="of:=&quot;insert into entrenador (nombre, mail, direccion, location) values ('&quot;&amp;[.C32]&amp;&quot;','&quot;&amp;[.D32]&amp;&quot;','&quot;&amp;[.E32]&amp;&quot;',&quot;&amp;[.H32]&amp;&quot;);&quot;" office:value-type="string" office:string-value="insert into entrenador (nombre, mail, direccion, location) values ('Diego Jáuregui','diego.jáuregui@gmail.com','Av Kennedy 5933',geomfromtext('POINT(-70.573127119958 -33.39948619437)'));" calcext:value-type="string">
            <text:p>insert into entrenador (nombre, mail, direccion, location) values ('Diego Jáuregui','diego.jáuregui@gmail.com','Av Kennedy 5933',geomfromtext('POINT(-70.573127119958 -33.3994861943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Alberto" calcext:value-type="string">
            <text:p>Alberto</text:p>
          </table:table-cell>
          <table:table-cell table:formula="of:=OFFSET([.B$1] ;ROUND(23*RAND());0;1;1)" office:value-type="string" office:string-value="Sánchez" calcext:value-type="string">
            <text:p>Sánchez</text:p>
          </table:table-cell>
          <table:table-cell table:formula="of:=+[.A33]&amp;&quot; &quot;&amp;[.B33]" office:value-type="string" office:string-value="Alberto Sánchez" calcext:value-type="string">
            <text:p>Alberto Sánchez</text:p>
          </table:table-cell>
          <table:table-cell table:formula="of:=LOWER([.A33])&amp;&quot;.&quot;&amp;LOWER([.B33])&amp;&quot;@gmail.com&quot;" office:value-type="string" office:string-value="alberto.sánchez@gmail.com" calcext:value-type="string">
            <text:p>alberto.sánchez@gmail.com</text:p>
          </table:table-cell>
          <table:table-cell office:value-type="string" calcext:value-type="string">
            <text:p>Avenida Presidente Kennedy 6576</text:p>
          </table:table-cell>
          <table:table-cell office:value-type="float" office:value="-33.396321424277" calcext:value-type="float">
            <text:p>-33.3963214243</text:p>
          </table:table-cell>
          <table:table-cell office:value-type="float" office:value="-70.565342053474" calcext:value-type="float">
            <text:p>-70.5653420535</text:p>
          </table:table-cell>
          <table:table-cell table:formula="of:=+&quot;geomfromtext('POINT(&quot;&amp;[.G33]&amp;&quot; &quot;&amp;[.F33]&amp;&quot;)')&quot;" office:value-type="string" office:string-value="geomfromtext('POINT(-70.565342053474 -33.396321424277)')" calcext:value-type="string">
            <text:p>geomfromtext('POINT(-70.565342053474 -33.396321424277)')</text:p>
          </table:table-cell>
          <table:table-cell table:formula="of:=&quot;insert into entrenador (nombre, mail, direccion, location) values ('&quot;&amp;[.C33]&amp;&quot;','&quot;&amp;[.D33]&amp;&quot;','&quot;&amp;[.E33]&amp;&quot;',&quot;&amp;[.H33]&amp;&quot;);&quot;" office:value-type="string" office:string-value="insert into entrenador (nombre, mail, direccion, location) values ('Alberto Sánchez','alberto.sánchez@gmail.com','Avenida Presidente Kennedy 6576',geomfromtext('POINT(-70.565342053474 -33.396321424277)'));" calcext:value-type="string">
            <text:p>insert into entrenador (nombre, mail, direccion, location) values ('Alberto Sánchez','alberto.sánchez@gmail.com','Avenida Presidente Kennedy 6576',geomfromtext('POINT(-70.565342053474 -33.39632142427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Consuelo" calcext:value-type="string">
            <text:p>Consuelo</text:p>
          </table:table-cell>
          <table:table-cell table:formula="of:=OFFSET([.B$1] ;ROUND(23*RAND());0;1;1)" office:value-type="string" office:string-value="Scheggia" calcext:value-type="string">
            <text:p>Scheggia</text:p>
          </table:table-cell>
          <table:table-cell table:formula="of:=+[.A34]&amp;&quot; &quot;&amp;[.B34]" office:value-type="string" office:string-value="Consuelo Scheggia" calcext:value-type="string">
            <text:p>Consuelo Scheggia</text:p>
          </table:table-cell>
          <table:table-cell table:formula="of:=LOWER([.A34])&amp;&quot;.&quot;&amp;LOWER([.B34])&amp;&quot;@gmail.com&quot;" office:value-type="string" office:string-value="consuelo.scheggia@gmail.com" calcext:value-type="string">
            <text:p>consuelo.scheggia@gmail.com</text:p>
          </table:table-cell>
          <table:table-cell office:value-type="string" calcext:value-type="string">
            <text:p>Av. Apoquindo 6445</text:p>
          </table:table-cell>
          <table:table-cell office:value-type="float" office:value="-33.408447331915" calcext:value-type="float">
            <text:p>-33.4084473319</text:p>
          </table:table-cell>
          <table:table-cell office:value-type="float" office:value="-70.564151043876" calcext:value-type="float">
            <text:p>-70.5641510439</text:p>
          </table:table-cell>
          <table:table-cell table:formula="of:=+&quot;geomfromtext('POINT(&quot;&amp;[.G34]&amp;&quot; &quot;&amp;[.F34]&amp;&quot;)')&quot;" office:value-type="string" office:string-value="geomfromtext('POINT(-70.564151043876 -33.408447331915)')" calcext:value-type="string">
            <text:p>geomfromtext('POINT(-70.564151043876 -33.408447331915)')</text:p>
          </table:table-cell>
          <table:table-cell table:formula="of:=&quot;insert into entrenador (nombre, mail, direccion, location) values ('&quot;&amp;[.C34]&amp;&quot;','&quot;&amp;[.D34]&amp;&quot;','&quot;&amp;[.E34]&amp;&quot;',&quot;&amp;[.H34]&amp;&quot;);&quot;" office:value-type="string" office:string-value="insert into entrenador (nombre, mail, direccion, location) values ('Consuelo Scheggia','consuelo.scheggia@gmail.com','Av. Apoquindo 6445',geomfromtext('POINT(-70.564151043876 -33.408447331915)'));" calcext:value-type="string">
            <text:p>insert into entrenador (nombre, mail, direccion, location) values ('Consuelo Scheggia','consuelo.scheggia@gmail.com','Av. Apoquindo 6445',geomfromtext('POINT(-70.564151043876 -33.408447331915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María" calcext:value-type="string">
            <text:p>María</text:p>
          </table:table-cell>
          <table:table-cell table:formula="of:=OFFSET([.B$1] ;ROUND(23*RAND());0;1;1)" office:value-type="string" office:string-value="Orrego" calcext:value-type="string">
            <text:p>Orrego</text:p>
          </table:table-cell>
          <table:table-cell table:formula="of:=+[.A35]&amp;&quot; &quot;&amp;[.B35]" office:value-type="string" office:string-value="María Orrego" calcext:value-type="string">
            <text:p>María Orrego</text:p>
          </table:table-cell>
          <table:table-cell table:formula="of:=LOWER([.A35])&amp;&quot;.&quot;&amp;LOWER([.B35])&amp;&quot;@gmail.com&quot;" office:value-type="string" office:string-value="maría.orrego@gmail.com" calcext:value-type="string">
            <text:p>maría.orrego@gmail.com</text:p>
          </table:table-cell>
          <table:table-cell office:value-type="string" calcext:value-type="string">
            <text:p>Escandinavia 177</text:p>
          </table:table-cell>
          <table:table-cell office:value-type="float" office:value="-33.407101300167" calcext:value-type="float">
            <text:p>-33.4071013002</text:p>
          </table:table-cell>
          <table:table-cell office:value-type="float" office:value="-70.566341337403" calcext:value-type="float">
            <text:p>-70.5663413374</text:p>
          </table:table-cell>
          <table:table-cell table:formula="of:=+&quot;geomfromtext('POINT(&quot;&amp;[.G35]&amp;&quot; &quot;&amp;[.F35]&amp;&quot;)')&quot;" office:value-type="string" office:string-value="geomfromtext('POINT(-70.566341337403 -33.407101300167)')" calcext:value-type="string">
            <text:p>geomfromtext('POINT(-70.566341337403 -33.407101300167)')</text:p>
          </table:table-cell>
          <table:table-cell table:formula="of:=&quot;insert into entrenador (nombre, mail, direccion, location) values ('&quot;&amp;[.C35]&amp;&quot;','&quot;&amp;[.D35]&amp;&quot;','&quot;&amp;[.E35]&amp;&quot;',&quot;&amp;[.H35]&amp;&quot;);&quot;" office:value-type="string" office:string-value="insert into entrenador (nombre, mail, direccion, location) values ('María Orrego','maría.orrego@gmail.com','Escandinavia 177',geomfromtext('POINT(-70.566341337403 -33.407101300167)'));" calcext:value-type="string">
            <text:p>insert into entrenador (nombre, mail, direccion, location) values ('María Orrego','maría.orrego@gmail.com','Escandinavia 177',geomfromtext('POINT(-70.566341337403 -33.40710130016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Juan" calcext:value-type="string">
            <text:p>Juan</text:p>
          </table:table-cell>
          <table:table-cell table:formula="of:=OFFSET([.B$1] ;ROUND(23*RAND());0;1;1)" office:value-type="string" office:string-value="Jáuregui" calcext:value-type="string">
            <text:p>Jáuregui</text:p>
          </table:table-cell>
          <table:table-cell table:formula="of:=+[.A36]&amp;&quot; &quot;&amp;[.B36]" office:value-type="string" office:string-value="Juan Jáuregui" calcext:value-type="string">
            <text:p>Juan Jáuregui</text:p>
          </table:table-cell>
          <table:table-cell table:formula="of:=LOWER([.A36])&amp;&quot;.&quot;&amp;LOWER([.B36])&amp;&quot;@gmail.com&quot;" office:value-type="string" office:string-value="juan.jáuregui@gmail.com" calcext:value-type="string">
            <text:p>juan.jáuregui@gmail.com</text:p>
          </table:table-cell>
          <table:table-cell office:value-type="string" calcext:value-type="string">
            <text:p>Cristobal Colón 7000</text:p>
          </table:table-cell>
          <table:table-cell office:value-type="float" office:value="-33.417116050819" calcext:value-type="float">
            <text:p>-33.4171160508</text:p>
          </table:table-cell>
          <table:table-cell office:value-type="float" office:value="-70.556975877786" calcext:value-type="float">
            <text:p>-70.5569758778</text:p>
          </table:table-cell>
          <table:table-cell table:formula="of:=+&quot;geomfromtext('POINT(&quot;&amp;[.G36]&amp;&quot; &quot;&amp;[.F36]&amp;&quot;)')&quot;" office:value-type="string" office:string-value="geomfromtext('POINT(-70.556975877786 -33.417116050819)')" calcext:value-type="string">
            <text:p>geomfromtext('POINT(-70.556975877786 -33.417116050819)')</text:p>
          </table:table-cell>
          <table:table-cell table:formula="of:=&quot;insert into entrenador (nombre, mail, direccion, location) values ('&quot;&amp;[.C36]&amp;&quot;','&quot;&amp;[.D36]&amp;&quot;','&quot;&amp;[.E36]&amp;&quot;',&quot;&amp;[.H36]&amp;&quot;);&quot;" office:value-type="string" office:string-value="insert into entrenador (nombre, mail, direccion, location) values ('Juan Jáuregui','juan.jáuregui@gmail.com','Cristobal Colón 7000',geomfromtext('POINT(-70.556975877786 -33.417116050819)'));" calcext:value-type="string">
            <text:p>insert into entrenador (nombre, mail, direccion, location) values ('Juan Jáuregui','juan.jáuregui@gmail.com','Cristobal Colón 7000',geomfromtext('POINT(-70.556975877786 -33.417116050819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Luisa" calcext:value-type="string">
            <text:p>Luisa</text:p>
          </table:table-cell>
          <table:table-cell table:formula="of:=OFFSET([.B$1] ;ROUND(23*RAND());0;1;1)" office:value-type="string" office:string-value="Paganini" calcext:value-type="string">
            <text:p>Paganini</text:p>
          </table:table-cell>
          <table:table-cell table:formula="of:=+[.A37]&amp;&quot; &quot;&amp;[.B37]" office:value-type="string" office:string-value="Luisa Paganini" calcext:value-type="string">
            <text:p>Luisa Paganini</text:p>
          </table:table-cell>
          <table:table-cell table:formula="of:=LOWER([.A37])&amp;&quot;.&quot;&amp;LOWER([.B37])&amp;&quot;@gmail.com&quot;" office:value-type="string" office:string-value="luisa.paganini@gmail.com" calcext:value-type="string">
            <text:p>luisa.paganini@gmail.com</text:p>
          </table:table-cell>
          <table:table-cell office:value-type="string" calcext:value-type="string">
            <text:p>Reina Astrid 950, Lass Condes</text:p>
          </table:table-cell>
          <table:table-cell office:value-type="float" office:value="-33.393686830186" calcext:value-type="float">
            <text:p>-33.3936868302</text:p>
          </table:table-cell>
          <table:table-cell office:value-type="float" office:value="-70.556679573189" calcext:value-type="float">
            <text:p>-70.5566795732</text:p>
          </table:table-cell>
          <table:table-cell table:formula="of:=+&quot;geomfromtext('POINT(&quot;&amp;[.G37]&amp;&quot; &quot;&amp;[.F37]&amp;&quot;)')&quot;" office:value-type="string" office:string-value="geomfromtext('POINT(-70.556679573189 -33.393686830186)')" calcext:value-type="string">
            <text:p>geomfromtext('POINT(-70.556679573189 -33.393686830186)')</text:p>
          </table:table-cell>
          <table:table-cell table:formula="of:=&quot;insert into entrenador (nombre, mail, direccion, location) values ('&quot;&amp;[.C37]&amp;&quot;','&quot;&amp;[.D37]&amp;&quot;','&quot;&amp;[.E37]&amp;&quot;',&quot;&amp;[.H37]&amp;&quot;);&quot;" office:value-type="string" office:string-value="insert into entrenador (nombre, mail, direccion, location) values ('Luisa Paganini','luisa.paganini@gmail.com','Reina Astrid 950, Lass Condes',geomfromtext('POINT(-70.556679573189 -33.393686830186)'));" calcext:value-type="string">
            <text:p>insert into entrenador (nombre, mail, direccion, location) values ('Luisa Paganini','luisa.paganini@gmail.com','Reina Astrid 950, Lass Condes',geomfromtext('POINT(-70.556679573189 -33.393686830186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Pilar" calcext:value-type="string">
            <text:p>Pilar</text:p>
          </table:table-cell>
          <table:table-cell table:formula="of:=OFFSET([.B$1] ;ROUND(23*RAND());0;1;1)" office:value-type="string" office:string-value="Martínez" calcext:value-type="string">
            <text:p>Martínez</text:p>
          </table:table-cell>
          <table:table-cell table:formula="of:=+[.A38]&amp;&quot; &quot;&amp;[.B38]" office:value-type="string" office:string-value="Pilar Martínez" calcext:value-type="string">
            <text:p>Pilar Martínez</text:p>
          </table:table-cell>
          <table:table-cell table:formula="of:=LOWER([.A38])&amp;&quot;.&quot;&amp;LOWER([.B38])&amp;&quot;@gmail.com&quot;" office:value-type="string" office:string-value="pilar.martínez@gmail.com" calcext:value-type="string">
            <text:p>pilar.martínez@gmail.com</text:p>
          </table:table-cell>
          <table:table-cell office:value-type="string" calcext:value-type="string">
            <text:p>Republica Arabe de Egipto 670</text:p>
          </table:table-cell>
          <table:table-cell office:value-type="float" office:value="-33.411980035257" calcext:value-type="float">
            <text:p>-33.4119800353</text:p>
          </table:table-cell>
          <table:table-cell office:value-type="float" office:value="-70.566887456853" calcext:value-type="float">
            <text:p>-70.5668874569</text:p>
          </table:table-cell>
          <table:table-cell table:formula="of:=+&quot;geomfromtext('POINT(&quot;&amp;[.G38]&amp;&quot; &quot;&amp;[.F38]&amp;&quot;)')&quot;" office:value-type="string" office:string-value="geomfromtext('POINT(-70.566887456853 -33.411980035257)')" calcext:value-type="string">
            <text:p>geomfromtext('POINT(-70.566887456853 -33.411980035257)')</text:p>
          </table:table-cell>
          <table:table-cell table:formula="of:=&quot;insert into entrenador (nombre, mail, direccion, location) values ('&quot;&amp;[.C38]&amp;&quot;','&quot;&amp;[.D38]&amp;&quot;','&quot;&amp;[.E38]&amp;&quot;',&quot;&amp;[.H38]&amp;&quot;);&quot;" office:value-type="string" office:string-value="insert into entrenador (nombre, mail, direccion, location) values ('Pilar Martínez','pilar.martínez@gmail.com','Republica Arabe de Egipto 670',geomfromtext('POINT(-70.566887456853 -33.411980035257)'));" calcext:value-type="string">
            <text:p>insert into entrenador (nombre, mail, direccion, location) values ('Pilar Martínez','pilar.martínez@gmail.com','Republica Arabe de Egipto 670',geomfromtext('POINT(-70.566887456853 -33.41198003525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María" calcext:value-type="string">
            <text:p>María</text:p>
          </table:table-cell>
          <table:table-cell table:formula="of:=OFFSET([.B$1] ;ROUND(23*RAND());0;1;1)" office:value-type="string" office:string-value="Orrego" calcext:value-type="string">
            <text:p>Orrego</text:p>
          </table:table-cell>
          <table:table-cell table:formula="of:=+[.A39]&amp;&quot; &quot;&amp;[.B39]" office:value-type="string" office:string-value="María Orrego" calcext:value-type="string">
            <text:p>María Orrego</text:p>
          </table:table-cell>
          <table:table-cell table:formula="of:=LOWER([.A39])&amp;&quot;.&quot;&amp;LOWER([.B39])&amp;&quot;@gmail.com&quot;" office:value-type="string" office:string-value="maría.orrego@gmail.com" calcext:value-type="string">
            <text:p>maría.orrego@gmail.com</text:p>
          </table:table-cell>
          <table:table-cell office:value-type="string" calcext:value-type="string">
            <text:p>Avenida Manquehue Norte 69</text:p>
          </table:table-cell>
          <table:table-cell office:value-type="float" office:value="-33.40754296097" calcext:value-type="float">
            <text:p>-33.407542961</text:p>
          </table:table-cell>
          <table:table-cell office:value-type="float" office:value="-70.566951364409" calcext:value-type="float">
            <text:p>-70.5669513644</text:p>
          </table:table-cell>
          <table:table-cell table:formula="of:=+&quot;geomfromtext('POINT(&quot;&amp;[.G39]&amp;&quot; &quot;&amp;[.F39]&amp;&quot;)')&quot;" office:value-type="string" office:string-value="geomfromtext('POINT(-70.566951364409 -33.40754296097)')" calcext:value-type="string">
            <text:p>geomfromtext('POINT(-70.566951364409 -33.40754296097)')</text:p>
          </table:table-cell>
          <table:table-cell table:formula="of:=&quot;insert into entrenador (nombre, mail, direccion, location) values ('&quot;&amp;[.C39]&amp;&quot;','&quot;&amp;[.D39]&amp;&quot;','&quot;&amp;[.E39]&amp;&quot;',&quot;&amp;[.H39]&amp;&quot;);&quot;" office:value-type="string" office:string-value="insert into entrenador (nombre, mail, direccion, location) values ('María Orrego','maría.orrego@gmail.com','Avenida Manquehue Norte 69',geomfromtext('POINT(-70.566951364409 -33.40754296097)'));" calcext:value-type="string">
            <text:p>insert into entrenador (nombre, mail, direccion, location) values ('María Orrego','maría.orrego@gmail.com','Avenida Manquehue Norte 69',geomfromtext('POINT(-70.566951364409 -33.4075429609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Felipe" calcext:value-type="string">
            <text:p>Felipe</text:p>
          </table:table-cell>
          <table:table-cell table:formula="of:=OFFSET([.B$1] ;ROUND(23*RAND());0;1;1)" office:value-type="string" office:string-value="Puigrredón" calcext:value-type="string">
            <text:p>Puigrredón</text:p>
          </table:table-cell>
          <table:table-cell table:formula="of:=+[.A40]&amp;&quot; &quot;&amp;[.B40]" office:value-type="string" office:string-value="Felipe Puigrredón" calcext:value-type="string">
            <text:p>Felipe Puigrredón</text:p>
          </table:table-cell>
          <table:table-cell table:formula="of:=LOWER([.A40])&amp;&quot;.&quot;&amp;LOWER([.B40])&amp;&quot;@gmail.com&quot;" office:value-type="string" office:string-value="felipe.puigrredón@gmail.com" calcext:value-type="string">
            <text:p>felipe.puigrredón@gmail.com</text:p>
          </table:table-cell>
          <table:table-cell office:value-type="string" calcext:value-type="string">
            <text:p>Malmo 505</text:p>
          </table:table-cell>
          <table:table-cell office:value-type="float" office:value="-33.402107837169" calcext:value-type="float">
            <text:p>-33.4021078372</text:p>
          </table:table-cell>
          <table:table-cell office:value-type="float" office:value="-70.562442956907" calcext:value-type="float">
            <text:p>-70.5624429569</text:p>
          </table:table-cell>
          <table:table-cell table:formula="of:=+&quot;geomfromtext('POINT(&quot;&amp;[.G40]&amp;&quot; &quot;&amp;[.F40]&amp;&quot;)')&quot;" office:value-type="string" office:string-value="geomfromtext('POINT(-70.562442956907 -33.402107837169)')" calcext:value-type="string">
            <text:p>geomfromtext('POINT(-70.562442956907 -33.402107837169)')</text:p>
          </table:table-cell>
          <table:table-cell table:formula="of:=&quot;insert into entrenador (nombre, mail, direccion, location) values ('&quot;&amp;[.C40]&amp;&quot;','&quot;&amp;[.D40]&amp;&quot;','&quot;&amp;[.E40]&amp;&quot;',&quot;&amp;[.H40]&amp;&quot;);&quot;" office:value-type="string" office:string-value="insert into entrenador (nombre, mail, direccion, location) values ('Felipe Puigrredón','felipe.puigrredón@gmail.com','Malmo 505',geomfromtext('POINT(-70.562442956907 -33.402107837169)'));" calcext:value-type="string">
            <text:p>insert into entrenador (nombre, mail, direccion, location) values ('Felipe Puigrredón','felipe.puigrredón@gmail.com','Malmo 505',geomfromtext('POINT(-70.562442956907 -33.402107837169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Pilar" calcext:value-type="string">
            <text:p>Pilar</text:p>
          </table:table-cell>
          <table:table-cell table:formula="of:=OFFSET([.B$1] ;ROUND(23*RAND());0;1;1)" office:value-type="string" office:string-value="Darlette" calcext:value-type="string">
            <text:p>Darlette</text:p>
          </table:table-cell>
          <table:table-cell table:formula="of:=+[.A41]&amp;&quot; &quot;&amp;[.B41]" office:value-type="string" office:string-value="Pilar Darlette" calcext:value-type="string">
            <text:p>Pilar Darlette</text:p>
          </table:table-cell>
          <table:table-cell table:formula="of:=LOWER([.A41])&amp;&quot;.&quot;&amp;LOWER([.B41])&amp;&quot;@gmail.com&quot;" office:value-type="string" office:string-value="pilar.darlette@gmail.com" calcext:value-type="string">
            <text:p>pilar.darlette@gmail.com</text:p>
          </table:table-cell>
          <table:table-cell office:value-type="string" calcext:value-type="string">
            <text:p>Cerro El Plomo</text:p>
          </table:table-cell>
          <table:table-cell office:value-type="float" office:value="-33.403016246493" calcext:value-type="float">
            <text:p>-33.4030162465</text:p>
          </table:table-cell>
          <table:table-cell office:value-type="float" office:value="-70.567805400975" calcext:value-type="float">
            <text:p>-70.567805401</text:p>
          </table:table-cell>
          <table:table-cell table:formula="of:=+&quot;geomfromtext('POINT(&quot;&amp;[.G41]&amp;&quot; &quot;&amp;[.F41]&amp;&quot;)')&quot;" office:value-type="string" office:string-value="geomfromtext('POINT(-70.567805400975 -33.403016246493)')" calcext:value-type="string">
            <text:p>geomfromtext('POINT(-70.567805400975 -33.403016246493)')</text:p>
          </table:table-cell>
          <table:table-cell table:formula="of:=&quot;insert into entrenador (nombre, mail, direccion, location) values ('&quot;&amp;[.C41]&amp;&quot;','&quot;&amp;[.D41]&amp;&quot;','&quot;&amp;[.E41]&amp;&quot;',&quot;&amp;[.H41]&amp;&quot;);&quot;" office:value-type="string" office:string-value="insert into entrenador (nombre, mail, direccion, location) values ('Pilar Darlette','pilar.darlette@gmail.com','Cerro El Plomo',geomfromtext('POINT(-70.567805400975 -33.403016246493)'));" calcext:value-type="string">
            <text:p>insert into entrenador (nombre, mail, direccion, location) values ('Pilar Darlette','pilar.darlette@gmail.com','Cerro El Plomo',geomfromtext('POINT(-70.567805400975 -33.403016246493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Margarita" calcext:value-type="string">
            <text:p>Margarita</text:p>
          </table:table-cell>
          <table:table-cell table:formula="of:=OFFSET([.B$1] ;ROUND(23*RAND());0;1;1)" office:value-type="string" office:string-value="Hevia" calcext:value-type="string">
            <text:p>Hevia</text:p>
          </table:table-cell>
          <table:table-cell table:formula="of:=+[.A42]&amp;&quot; &quot;&amp;[.B42]" office:value-type="string" office:string-value="Margarita Hevia" calcext:value-type="string">
            <text:p>Margarita Hevia</text:p>
          </table:table-cell>
          <table:table-cell table:formula="of:=LOWER([.A42])&amp;&quot;.&quot;&amp;LOWER([.B42])&amp;&quot;@gmail.com&quot;" office:value-type="string" office:string-value="margarita.hevia@gmail.com" calcext:value-type="string">
            <text:p>margarita.hevia@gmail.com</text:p>
          </table:table-cell>
          <table:table-cell office:value-type="string" calcext:value-type="string">
            <text:p>Los militares</text:p>
          </table:table-cell>
          <table:table-cell office:value-type="float" office:value="-33.405635006221" calcext:value-type="float">
            <text:p>-33.4056350062</text:p>
          </table:table-cell>
          <table:table-cell office:value-type="float" office:value="-70.571082099243" calcext:value-type="float">
            <text:p>-70.5710820992</text:p>
          </table:table-cell>
          <table:table-cell table:formula="of:=+&quot;geomfromtext('POINT(&quot;&amp;[.G42]&amp;&quot; &quot;&amp;[.F42]&amp;&quot;)')&quot;" office:value-type="string" office:string-value="geomfromtext('POINT(-70.571082099243 -33.405635006221)')" calcext:value-type="string">
            <text:p>geomfromtext('POINT(-70.571082099243 -33.405635006221)')</text:p>
          </table:table-cell>
          <table:table-cell table:formula="of:=&quot;insert into entrenador (nombre, mail, direccion, location) values ('&quot;&amp;[.C42]&amp;&quot;','&quot;&amp;[.D42]&amp;&quot;','&quot;&amp;[.E42]&amp;&quot;',&quot;&amp;[.H42]&amp;&quot;);&quot;" office:value-type="string" office:string-value="insert into entrenador (nombre, mail, direccion, location) values ('Margarita Hevia','margarita.hevia@gmail.com','Los militares',geomfromtext('POINT(-70.571082099243 -33.405635006221)'));" calcext:value-type="string">
            <text:p>insert into entrenador (nombre, mail, direccion, location) values ('Margarita Hevia','margarita.hevia@gmail.com','Los militares',geomfromtext('POINT(-70.571082099243 -33.405635006221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Santiago" calcext:value-type="string">
            <text:p>Santiago</text:p>
          </table:table-cell>
          <table:table-cell table:formula="of:=OFFSET([.B$1] ;ROUND(23*RAND());0;1;1)" office:value-type="string" office:string-value="Arévalo" calcext:value-type="string">
            <text:p>Arévalo</text:p>
          </table:table-cell>
          <table:table-cell table:formula="of:=+[.A43]&amp;&quot; &quot;&amp;[.B43]" office:value-type="string" office:string-value="Santiago Arévalo" calcext:value-type="string">
            <text:p>Santiago Arévalo</text:p>
          </table:table-cell>
          <table:table-cell table:formula="of:=LOWER([.A43])&amp;&quot;.&quot;&amp;LOWER([.B43])&amp;&quot;@gmail.com&quot;" office:value-type="string" office:string-value="santiago.arévalo@gmail.com" calcext:value-type="string">
            <text:p>santiago.arévalo@gmail.com</text:p>
          </table:table-cell>
          <table:table-cell office:value-type="string" calcext:value-type="string">
            <text:p>Carlos Peña Otaegui 12501, Las Condes</text:p>
          </table:table-cell>
          <table:table-cell office:value-type="float" office:value="-33.411011319977" calcext:value-type="float">
            <text:p>-33.41101132</text:p>
          </table:table-cell>
          <table:table-cell office:value-type="float" office:value="-70.503824212724" calcext:value-type="float">
            <text:p>-70.5038242127</text:p>
          </table:table-cell>
          <table:table-cell table:formula="of:=+&quot;geomfromtext('POINT(&quot;&amp;[.G43]&amp;&quot; &quot;&amp;[.F43]&amp;&quot;)')&quot;" office:value-type="string" office:string-value="geomfromtext('POINT(-70.503824212724 -33.411011319977)')" calcext:value-type="string">
            <text:p>geomfromtext('POINT(-70.503824212724 -33.411011319977)')</text:p>
          </table:table-cell>
          <table:table-cell table:formula="of:=&quot;insert into entrenador (nombre, mail, direccion, location) values ('&quot;&amp;[.C43]&amp;&quot;','&quot;&amp;[.D43]&amp;&quot;','&quot;&amp;[.E43]&amp;&quot;',&quot;&amp;[.H43]&amp;&quot;);&quot;" office:value-type="string" office:string-value="insert into entrenador (nombre, mail, direccion, location) values ('Santiago Arévalo','santiago.arévalo@gmail.com','Carlos Peña Otaegui 12501, Las Condes',geomfromtext('POINT(-70.503824212724 -33.411011319977)'));" calcext:value-type="string">
            <text:p>insert into entrenador (nombre, mail, direccion, location) values ('Santiago Arévalo','santiago.arévalo@gmail.com','Carlos Peña Otaegui 12501, Las Condes',geomfromtext('POINT(-70.503824212724 -33.41101131997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Freddy" calcext:value-type="string">
            <text:p>Freddy</text:p>
          </table:table-cell>
          <table:table-cell table:formula="of:=OFFSET([.B$1] ;ROUND(23*RAND());0;1;1)" office:value-type="string" office:string-value="Darlette" calcext:value-type="string">
            <text:p>Darlette</text:p>
          </table:table-cell>
          <table:table-cell table:formula="of:=+[.A44]&amp;&quot; &quot;&amp;[.B44]" office:value-type="string" office:string-value="Freddy Darlette" calcext:value-type="string">
            <text:p>Freddy Darlette</text:p>
          </table:table-cell>
          <table:table-cell table:formula="of:=LOWER([.A44])&amp;&quot;.&quot;&amp;LOWER([.B44])&amp;&quot;@gmail.com&quot;" office:value-type="string" office:string-value="freddy.darlette@gmail.com" calcext:value-type="string">
            <text:p>freddy.darlette@gmail.com</text:p>
          </table:table-cell>
          <table:table-cell office:value-type="string" calcext:value-type="string">
            <text:p>Vital Apoquindo</text:p>
          </table:table-cell>
          <table:table-cell office:value-type="float" office:value="-33.407548426599" calcext:value-type="float">
            <text:p>-33.4075484266</text:p>
          </table:table-cell>
          <table:table-cell office:value-type="float" office:value="-70.533619573209" calcext:value-type="float">
            <text:p>-70.5336195732</text:p>
          </table:table-cell>
          <table:table-cell table:formula="of:=+&quot;geomfromtext('POINT(&quot;&amp;[.G44]&amp;&quot; &quot;&amp;[.F44]&amp;&quot;)')&quot;" office:value-type="string" office:string-value="geomfromtext('POINT(-70.533619573209 -33.407548426599)')" calcext:value-type="string">
            <text:p>geomfromtext('POINT(-70.533619573209 -33.407548426599)')</text:p>
          </table:table-cell>
          <table:table-cell table:formula="of:=&quot;insert into entrenador (nombre, mail, direccion, location) values ('&quot;&amp;[.C44]&amp;&quot;','&quot;&amp;[.D44]&amp;&quot;','&quot;&amp;[.E44]&amp;&quot;',&quot;&amp;[.H44]&amp;&quot;);&quot;" office:value-type="string" office:string-value="insert into entrenador (nombre, mail, direccion, location) values ('Freddy Darlette','freddy.darlette@gmail.com','Vital Apoquindo',geomfromtext('POINT(-70.533619573209 -33.407548426599)'));" calcext:value-type="string">
            <text:p>insert into entrenador (nombre, mail, direccion, location) values ('Freddy Darlette','freddy.darlette@gmail.com','Vital Apoquindo',geomfromtext('POINT(-70.533619573209 -33.407548426599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Freddy" calcext:value-type="string">
            <text:p>Freddy</text:p>
          </table:table-cell>
          <table:table-cell table:formula="of:=OFFSET([.B$1] ;ROUND(23*RAND());0;1;1)" office:value-type="string" office:string-value="Hevia" calcext:value-type="string">
            <text:p>Hevia</text:p>
          </table:table-cell>
          <table:table-cell table:formula="of:=+[.A45]&amp;&quot; &quot;&amp;[.B45]" office:value-type="string" office:string-value="Freddy Hevia" calcext:value-type="string">
            <text:p>Freddy Hevia</text:p>
          </table:table-cell>
          <table:table-cell table:formula="of:=LOWER([.A45])&amp;&quot;.&quot;&amp;LOWER([.B45])&amp;&quot;@gmail.com&quot;" office:value-type="string" office:string-value="freddy.hevia@gmail.com" calcext:value-type="string">
            <text:p>freddy.hevia@gmail.com</text:p>
          </table:table-cell>
          <table:table-cell office:value-type="string" calcext:value-type="string">
            <text:p>Camino El Alba</text:p>
          </table:table-cell>
          <table:table-cell office:value-type="float" office:value="-33.403257" calcext:value-type="float">
            <text:p>-33.403257</text:p>
          </table:table-cell>
          <table:table-cell office:value-type="float" office:value="-70.535078" calcext:value-type="float">
            <text:p>-70.535078</text:p>
          </table:table-cell>
          <table:table-cell table:formula="of:=+&quot;geomfromtext('POINT(&quot;&amp;[.G45]&amp;&quot; &quot;&amp;[.F45]&amp;&quot;)')&quot;" office:value-type="string" office:string-value="geomfromtext('POINT(-70.535078 -33.403257)')" calcext:value-type="string">
            <text:p>geomfromtext('POINT(-70.535078 -33.403257)')</text:p>
          </table:table-cell>
          <table:table-cell table:formula="of:=&quot;insert into entrenador (nombre, mail, direccion, location) values ('&quot;&amp;[.C45]&amp;&quot;','&quot;&amp;[.D45]&amp;&quot;','&quot;&amp;[.E45]&amp;&quot;',&quot;&amp;[.H45]&amp;&quot;);&quot;" office:value-type="string" office:string-value="insert into entrenador (nombre, mail, direccion, location) values ('Freddy Hevia','freddy.hevia@gmail.com','Camino El Alba',geomfromtext('POINT(-70.535078 -33.403257)'));" calcext:value-type="string">
            <text:p>insert into entrenador (nombre, mail, direccion, location) values ('Freddy Hevia','freddy.hevia@gmail.com','Camino El Alba',geomfromtext('POINT(-70.535078 -33.40325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Alfredo" calcext:value-type="string">
            <text:p>Alfredo</text:p>
          </table:table-cell>
          <table:table-cell table:formula="of:=OFFSET([.B$1] ;ROUND(23*RAND());0;1;1)" office:value-type="string" office:string-value="Yañez" calcext:value-type="string">
            <text:p>Yañez</text:p>
          </table:table-cell>
          <table:table-cell table:formula="of:=+[.A46]&amp;&quot; &quot;&amp;[.B46]" office:value-type="string" office:string-value="Alfredo Yañez" calcext:value-type="string">
            <text:p>Alfredo Yañez</text:p>
          </table:table-cell>
          <table:table-cell table:formula="of:=LOWER([.A46])&amp;&quot;.&quot;&amp;LOWER([.B46])&amp;&quot;@gmail.com&quot;" office:value-type="string" office:string-value="alfredo.yañez@gmail.com" calcext:value-type="string">
            <text:p>alfredo.yañez@gmail.com</text:p>
          </table:table-cell>
          <table:table-cell office:value-type="string" calcext:value-type="string">
            <text:p>Estoril 200</text:p>
          </table:table-cell>
          <table:table-cell office:value-type="float" office:value="-33.384490613434" calcext:value-type="float">
            <text:p>-33.3844906134</text:p>
          </table:table-cell>
          <table:table-cell office:value-type="float" office:value="-70.532701567231" calcext:value-type="float">
            <text:p>-70.5327015672</text:p>
          </table:table-cell>
          <table:table-cell table:formula="of:=+&quot;geomfromtext('POINT(&quot;&amp;[.G46]&amp;&quot; &quot;&amp;[.F46]&amp;&quot;)')&quot;" office:value-type="string" office:string-value="geomfromtext('POINT(-70.532701567231 -33.384490613434)')" calcext:value-type="string">
            <text:p>geomfromtext('POINT(-70.532701567231 -33.384490613434)')</text:p>
          </table:table-cell>
          <table:table-cell table:formula="of:=&quot;insert into entrenador (nombre, mail, direccion, location) values ('&quot;&amp;[.C46]&amp;&quot;','&quot;&amp;[.D46]&amp;&quot;','&quot;&amp;[.E46]&amp;&quot;',&quot;&amp;[.H46]&amp;&quot;);&quot;" office:value-type="string" office:string-value="insert into entrenador (nombre, mail, direccion, location) values ('Alfredo Yañez','alfredo.yañez@gmail.com','Estoril 200',geomfromtext('POINT(-70.532701567231 -33.384490613434)'));" calcext:value-type="string">
            <text:p>insert into entrenador (nombre, mail, direccion, location) values ('Alfredo Yañez','alfredo.yañez@gmail.com','Estoril 200',geomfromtext('POINT(-70.532701567231 -33.384490613434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Romina" calcext:value-type="string">
            <text:p>Romina</text:p>
          </table:table-cell>
          <table:table-cell table:formula="of:=OFFSET([.B$1] ;ROUND(23*RAND());0;1;1)" office:value-type="string" office:string-value="De Gregorio" calcext:value-type="string">
            <text:p>De Gregorio</text:p>
          </table:table-cell>
          <table:table-cell table:formula="of:=+[.A47]&amp;&quot; &quot;&amp;[.B47]" office:value-type="string" office:string-value="Romina De Gregorio" calcext:value-type="string">
            <text:p>Romina De Gregorio</text:p>
          </table:table-cell>
          <table:table-cell table:formula="of:=LOWER([.A47])&amp;&quot;.&quot;&amp;LOWER([.B47])&amp;&quot;@gmail.com&quot;" office:value-type="string" office:string-value="romina.de gregorio@gmail.com" calcext:value-type="string">
            <text:p>romina.de gregorio@gmail.com</text:p>
          </table:table-cell>
          <table:table-cell office:value-type="string" calcext:value-type="string">
            <text:p>La Meseta, San Carlos de Apoquindo</text:p>
          </table:table-cell>
          <table:table-cell office:value-type="float" office:value="-33.41869326107" calcext:value-type="float">
            <text:p>-33.4186932611</text:p>
          </table:table-cell>
          <table:table-cell office:value-type="float" office:value="-70.522644064876" calcext:value-type="float">
            <text:p>-70.5226440649</text:p>
          </table:table-cell>
          <table:table-cell table:formula="of:=+&quot;geomfromtext('POINT(&quot;&amp;[.G47]&amp;&quot; &quot;&amp;[.F47]&amp;&quot;)')&quot;" office:value-type="string" office:string-value="geomfromtext('POINT(-70.522644064876 -33.41869326107)')" calcext:value-type="string">
            <text:p>geomfromtext('POINT(-70.522644064876 -33.41869326107)')</text:p>
          </table:table-cell>
          <table:table-cell table:formula="of:=&quot;insert into entrenador (nombre, mail, direccion, location) values ('&quot;&amp;[.C47]&amp;&quot;','&quot;&amp;[.D47]&amp;&quot;','&quot;&amp;[.E47]&amp;&quot;',&quot;&amp;[.H47]&amp;&quot;);&quot;" office:value-type="string" office:string-value="insert into entrenador (nombre, mail, direccion, location) values ('Romina De Gregorio','romina.de gregorio@gmail.com','La Meseta, San Carlos de Apoquindo',geomfromtext('POINT(-70.522644064876 -33.41869326107)'));" calcext:value-type="string">
            <text:p>insert into entrenador (nombre, mail, direccion, location) values ('Romina De Gregorio','romina.de gregorio@gmail.com','La Meseta, San Carlos de Apoquindo',geomfromtext('POINT(-70.522644064876 -33.4186932610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Diego" calcext:value-type="string">
            <text:p>Diego</text:p>
          </table:table-cell>
          <table:table-cell table:formula="of:=OFFSET([.B$1] ;ROUND(23*RAND());0;1;1)" office:value-type="string" office:string-value="De Gregorio" calcext:value-type="string">
            <text:p>De Gregorio</text:p>
          </table:table-cell>
          <table:table-cell table:formula="of:=+[.A48]&amp;&quot; &quot;&amp;[.B48]" office:value-type="string" office:string-value="Diego De Gregorio" calcext:value-type="string">
            <text:p>Diego De Gregorio</text:p>
          </table:table-cell>
          <table:table-cell table:formula="of:=LOWER([.A48])&amp;&quot;.&quot;&amp;LOWER([.B48])&amp;&quot;@gmail.com&quot;" office:value-type="string" office:string-value="diego.de gregorio@gmail.com" calcext:value-type="string">
            <text:p>diego.de gregorio@gmail.com</text:p>
          </table:table-cell>
          <table:table-cell office:value-type="string" calcext:value-type="string">
            <text:p>La Quebrada 9651</text:p>
          </table:table-cell>
          <table:table-cell office:value-type="float" office:value="-33.417112960027" calcext:value-type="float">
            <text:p>-33.41711296</text:p>
          </table:table-cell>
          <table:table-cell office:value-type="float" office:value="-70.530528559174" calcext:value-type="float">
            <text:p>-70.5305285592</text:p>
          </table:table-cell>
          <table:table-cell table:formula="of:=+&quot;geomfromtext('POINT(&quot;&amp;[.G48]&amp;&quot; &quot;&amp;[.F48]&amp;&quot;)')&quot;" office:value-type="string" office:string-value="geomfromtext('POINT(-70.530528559174 -33.417112960027)')" calcext:value-type="string">
            <text:p>geomfromtext('POINT(-70.530528559174 -33.417112960027)')</text:p>
          </table:table-cell>
          <table:table-cell table:formula="of:=&quot;insert into entrenador (nombre, mail, direccion, location) values ('&quot;&amp;[.C48]&amp;&quot;','&quot;&amp;[.D48]&amp;&quot;','&quot;&amp;[.E48]&amp;&quot;',&quot;&amp;[.H48]&amp;&quot;);&quot;" office:value-type="string" office:string-value="insert into entrenador (nombre, mail, direccion, location) values ('Diego De Gregorio','diego.de gregorio@gmail.com','La Quebrada 9651',geomfromtext('POINT(-70.530528559174 -33.417112960027)'));" calcext:value-type="string">
            <text:p>insert into entrenador (nombre, mail, direccion, location) values ('Diego De Gregorio','diego.de gregorio@gmail.com','La Quebrada 9651',geomfromtext('POINT(-70.530528559174 -33.41711296002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Pilar" calcext:value-type="string">
            <text:p>Pilar</text:p>
          </table:table-cell>
          <table:table-cell table:formula="of:=OFFSET([.B$1] ;ROUND(23*RAND());0;1;1)" office:value-type="string" office:string-value="Puigrredón" calcext:value-type="string">
            <text:p>Puigrredón</text:p>
          </table:table-cell>
          <table:table-cell table:formula="of:=+[.A49]&amp;&quot; &quot;&amp;[.B49]" office:value-type="string" office:string-value="Pilar Puigrredón" calcext:value-type="string">
            <text:p>Pilar Puigrredón</text:p>
          </table:table-cell>
          <table:table-cell table:formula="of:=LOWER([.A49])&amp;&quot;.&quot;&amp;LOWER([.B49])&amp;&quot;@gmail.com&quot;" office:value-type="string" office:string-value="pilar.puigrredón@gmail.com" calcext:value-type="string">
            <text:p>pilar.puigrredón@gmail.com</text:p>
          </table:table-cell>
          <table:table-cell office:value-type="string" calcext:value-type="string">
            <text:p>Camino Otoñal</text:p>
          </table:table-cell>
          <table:table-cell office:value-type="float" office:value="-33.389617469509" calcext:value-type="float">
            <text:p>-33.3896174695</text:p>
          </table:table-cell>
          <table:table-cell office:value-type="float" office:value="-70.51708817482" calcext:value-type="float">
            <text:p>-70.5170881748</text:p>
          </table:table-cell>
          <table:table-cell table:formula="of:=+&quot;geomfromtext('POINT(&quot;&amp;[.G49]&amp;&quot; &quot;&amp;[.F49]&amp;&quot;)')&quot;" office:value-type="string" office:string-value="geomfromtext('POINT(-70.51708817482 -33.389617469509)')" calcext:value-type="string">
            <text:p>geomfromtext('POINT(-70.51708817482 -33.389617469509)')</text:p>
          </table:table-cell>
          <table:table-cell table:formula="of:=&quot;insert into entrenador (nombre, mail, direccion, location) values ('&quot;&amp;[.C49]&amp;&quot;','&quot;&amp;[.D49]&amp;&quot;','&quot;&amp;[.E49]&amp;&quot;',&quot;&amp;[.H49]&amp;&quot;);&quot;" office:value-type="string" office:string-value="insert into entrenador (nombre, mail, direccion, location) values ('Pilar Puigrredón','pilar.puigrredón@gmail.com','Camino Otoñal',geomfromtext('POINT(-70.51708817482 -33.389617469509)'));" calcext:value-type="string">
            <text:p>insert into entrenador (nombre, mail, direccion, location) values ('Pilar Puigrredón','pilar.puigrredón@gmail.com','Camino Otoñal',geomfromtext('POINT(-70.51708817482 -33.389617469509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Consuelo" calcext:value-type="string">
            <text:p>Consuelo</text:p>
          </table:table-cell>
          <table:table-cell table:formula="of:=OFFSET([.B$1] ;ROUND(23*RAND());0;1;1)" office:value-type="string" office:string-value="Orrego" calcext:value-type="string">
            <text:p>Orrego</text:p>
          </table:table-cell>
          <table:table-cell table:formula="of:=+[.A50]&amp;&quot; &quot;&amp;[.B50]" office:value-type="string" office:string-value="Consuelo Orrego" calcext:value-type="string">
            <text:p>Consuelo Orrego</text:p>
          </table:table-cell>
          <table:table-cell table:formula="of:=LOWER([.A50])&amp;&quot;.&quot;&amp;LOWER([.B50])&amp;&quot;@gmail.com&quot;" office:value-type="string" office:string-value="consuelo.orrego@gmail.com" calcext:value-type="string">
            <text:p>consuelo.orrego@gmail.com</text:p>
          </table:table-cell>
          <table:table-cell office:value-type="string" calcext:value-type="string">
            <text:p>Paul Harris 9574</text:p>
          </table:table-cell>
          <table:table-cell office:value-type="float" office:value="-33.389566566812" calcext:value-type="float">
            <text:p>-33.3895665668</text:p>
          </table:table-cell>
          <table:table-cell table:style-name="ce2" office:value-type="float" office:value="-70.535507871463" calcext:value-type="float">
            <text:p>-70.5355078715</text:p>
          </table:table-cell>
          <table:table-cell table:formula="of:=+&quot;geomfromtext('POINT(&quot;&amp;[.G50]&amp;&quot; &quot;&amp;[.F50]&amp;&quot;)')&quot;" office:value-type="string" office:string-value="geomfromtext('POINT(-70.535507871463 -33.389566566812)')" calcext:value-type="string">
            <text:p>geomfromtext('POINT(-70.535507871463 -33.389566566812)')</text:p>
          </table:table-cell>
          <table:table-cell table:formula="of:=&quot;insert into entrenador (nombre, mail, direccion, location) values ('&quot;&amp;[.C50]&amp;&quot;','&quot;&amp;[.D50]&amp;&quot;','&quot;&amp;[.E50]&amp;&quot;',&quot;&amp;[.H50]&amp;&quot;);&quot;" office:value-type="string" office:string-value="insert into entrenador (nombre, mail, direccion, location) values ('Consuelo Orrego','consuelo.orrego@gmail.com','Paul Harris 9574',geomfromtext('POINT(-70.535507871463 -33.389566566812)'));" calcext:value-type="string">
            <text:p>insert into entrenador (nombre, mail, direccion, location) values ('Consuelo Orrego','consuelo.orrego@gmail.com','Paul Harris 9574',geomfromtext('POINT(-70.535507871463 -33.389566566812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Daniela" calcext:value-type="string">
            <text:p>Daniela</text:p>
          </table:table-cell>
          <table:table-cell table:formula="of:=OFFSET([.B$1] ;ROUND(23*RAND());0;1;1)" office:value-type="string" office:string-value="Jáuregui" calcext:value-type="string">
            <text:p>Jáuregui</text:p>
          </table:table-cell>
          <table:table-cell table:formula="of:=+[.A51]&amp;&quot; &quot;&amp;[.B51]" office:value-type="string" office:string-value="Daniela Jáuregui" calcext:value-type="string">
            <text:p>Daniela Jáuregui</text:p>
          </table:table-cell>
          <table:table-cell table:formula="of:=LOWER([.A51])&amp;&quot;.&quot;&amp;LOWER([.B51])&amp;&quot;@gmail.com&quot;" office:value-type="string" office:string-value="daniela.jáuregui@gmail.com" calcext:value-type="string">
            <text:p>daniela.jáuregui@gmail.com</text:p>
          </table:table-cell>
          <table:table-cell office:value-type="string" calcext:value-type="string">
            <text:p>Las Carmelitas 46</text:p>
          </table:table-cell>
          <table:table-cell office:value-type="float" office:value="-33.40564" calcext:value-type="float">
            <text:p>-33.40564</text:p>
          </table:table-cell>
          <table:table-cell office:value-type="float" office:value="-70.558067" calcext:value-type="float">
            <text:p>-70.558067</text:p>
          </table:table-cell>
          <table:table-cell table:formula="of:=+&quot;geomfromtext('POINT(&quot;&amp;[.G51]&amp;&quot; &quot;&amp;[.F51]&amp;&quot;)')&quot;" office:value-type="string" office:string-value="geomfromtext('POINT(-70.558067 -33.40564)')" calcext:value-type="string">
            <text:p>geomfromtext('POINT(-70.558067 -33.40564)')</text:p>
          </table:table-cell>
          <table:table-cell table:formula="of:=&quot;insert into entrenador (nombre, mail, direccion, location) values ('&quot;&amp;[.C51]&amp;&quot;','&quot;&amp;[.D51]&amp;&quot;','&quot;&amp;[.E51]&amp;&quot;',&quot;&amp;[.H51]&amp;&quot;);&quot;" office:value-type="string" office:string-value="insert into entrenador (nombre, mail, direccion, location) values ('Daniela Jáuregui','daniela.jáuregui@gmail.com','Las Carmelitas 46',geomfromtext('POINT(-70.558067 -33.40564)'));" calcext:value-type="string">
            <text:p>insert into entrenador (nombre, mail, direccion, location) values ('Daniela Jáuregui','daniela.jáuregui@gmail.com','Las Carmelitas 46',geomfromtext('POINT(-70.558067 -33.40564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Teresa" calcext:value-type="string">
            <text:p>Teresa</text:p>
          </table:table-cell>
          <table:table-cell table:formula="of:=OFFSET([.B$1] ;ROUND(23*RAND());0;1;1)" office:value-type="string" office:string-value="Hevia" calcext:value-type="string">
            <text:p>Hevia</text:p>
          </table:table-cell>
          <table:table-cell table:formula="of:=+[.A52]&amp;&quot; &quot;&amp;[.B52]" office:value-type="string" office:string-value="Teresa Hevia" calcext:value-type="string">
            <text:p>Teresa Hevia</text:p>
          </table:table-cell>
          <table:table-cell table:formula="of:=LOWER([.A52])&amp;&quot;.&quot;&amp;LOWER([.B52])&amp;&quot;@gmail.com&quot;" office:value-type="string" office:string-value="teresa.hevia@gmail.com" calcext:value-type="string">
            <text:p>teresa.hevia@gmail.com</text:p>
          </table:table-cell>
          <table:table-cell office:value-type="string" calcext:value-type="string">
            <text:p>Homs 6945</text:p>
          </table:table-cell>
          <table:table-cell office:value-type="float" office:value="-33.406523089985" calcext:value-type="float">
            <text:p>-33.40652309</text:p>
          </table:table-cell>
          <table:table-cell office:value-type="float" office:value="-70.558585215404" calcext:value-type="float">
            <text:p>-70.5585852154</text:p>
          </table:table-cell>
          <table:table-cell table:formula="of:=+&quot;geomfromtext('POINT(&quot;&amp;[.G52]&amp;&quot; &quot;&amp;[.F52]&amp;&quot;)')&quot;" office:value-type="string" office:string-value="geomfromtext('POINT(-70.558585215404 -33.406523089985)')" calcext:value-type="string">
            <text:p>geomfromtext('POINT(-70.558585215404 -33.406523089985)')</text:p>
          </table:table-cell>
          <table:table-cell table:formula="of:=&quot;insert into entrenador (nombre, mail, direccion, location) values ('&quot;&amp;[.C52]&amp;&quot;','&quot;&amp;[.D52]&amp;&quot;','&quot;&amp;[.E52]&amp;&quot;',&quot;&amp;[.H52]&amp;&quot;);&quot;" office:value-type="string" office:string-value="insert into entrenador (nombre, mail, direccion, location) values ('Teresa Hevia','teresa.hevia@gmail.com','Homs 6945',geomfromtext('POINT(-70.558585215404 -33.406523089985)'));" calcext:value-type="string">
            <text:p>insert into entrenador (nombre, mail, direccion, location) values ('Teresa Hevia','teresa.hevia@gmail.com','Homs 6945',geomfromtext('POINT(-70.558585215404 -33.406523089985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Jaime" calcext:value-type="string">
            <text:p>Jaime</text:p>
          </table:table-cell>
          <table:table-cell table:formula="of:=OFFSET([.B$1] ;ROUND(23*RAND());0;1;1)" office:value-type="string" office:string-value="Salas" calcext:value-type="string">
            <text:p>Salas</text:p>
          </table:table-cell>
          <table:table-cell table:formula="of:=+[.A53]&amp;&quot; &quot;&amp;[.B53]" office:value-type="string" office:string-value="Jaime Salas" calcext:value-type="string">
            <text:p>Jaime Salas</text:p>
          </table:table-cell>
          <table:table-cell table:formula="of:=LOWER([.A53])&amp;&quot;.&quot;&amp;LOWER([.B53])&amp;&quot;@gmail.com&quot;" office:value-type="string" office:string-value="jaime.salas@gmail.com" calcext:value-type="string">
            <text:p>jaime.salas@gmail.com</text:p>
          </table:table-cell>
          <table:table-cell office:value-type="string" calcext:value-type="string">
            <text:p>Av Kennedy 5933</text:p>
          </table:table-cell>
          <table:table-cell office:value-type="float" office:value="-33.39948619437" calcext:value-type="float">
            <text:p>-33.3994861944</text:p>
          </table:table-cell>
          <table:table-cell office:value-type="float" office:value="-70.573127119958" calcext:value-type="float">
            <text:p>-70.57312712</text:p>
          </table:table-cell>
          <table:table-cell table:formula="of:=+&quot;geomfromtext('POINT(&quot;&amp;[.G53]&amp;&quot; &quot;&amp;[.F53]&amp;&quot;)')&quot;" office:value-type="string" office:string-value="geomfromtext('POINT(-70.573127119958 -33.39948619437)')" calcext:value-type="string">
            <text:p>geomfromtext('POINT(-70.573127119958 -33.39948619437)')</text:p>
          </table:table-cell>
          <table:table-cell table:formula="of:=&quot;insert into entrenador (nombre, mail, direccion, location) values ('&quot;&amp;[.C53]&amp;&quot;','&quot;&amp;[.D53]&amp;&quot;','&quot;&amp;[.E53]&amp;&quot;',&quot;&amp;[.H53]&amp;&quot;);&quot;" office:value-type="string" office:string-value="insert into entrenador (nombre, mail, direccion, location) values ('Jaime Salas','jaime.salas@gmail.com','Av Kennedy 5933',geomfromtext('POINT(-70.573127119958 -33.39948619437)'));" calcext:value-type="string">
            <text:p>insert into entrenador (nombre, mail, direccion, location) values ('Jaime Salas','jaime.salas@gmail.com','Av Kennedy 5933',geomfromtext('POINT(-70.573127119958 -33.3994861943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Felipe" calcext:value-type="string">
            <text:p>Felipe</text:p>
          </table:table-cell>
          <table:table-cell table:formula="of:=OFFSET([.B$1] ;ROUND(23*RAND());0;1;1)" office:value-type="string" office:string-value="Hevia" calcext:value-type="string">
            <text:p>Hevia</text:p>
          </table:table-cell>
          <table:table-cell table:formula="of:=+[.A54]&amp;&quot; &quot;&amp;[.B54]" office:value-type="string" office:string-value="Felipe Hevia" calcext:value-type="string">
            <text:p>Felipe Hevia</text:p>
          </table:table-cell>
          <table:table-cell table:formula="of:=LOWER([.A54])&amp;&quot;.&quot;&amp;LOWER([.B54])&amp;&quot;@gmail.com&quot;" office:value-type="string" office:string-value="felipe.hevia@gmail.com" calcext:value-type="string">
            <text:p>felipe.hevia@gmail.com</text:p>
          </table:table-cell>
          <table:table-cell office:value-type="string" calcext:value-type="string">
            <text:p>Avenida Presidente Kennedy 6576</text:p>
          </table:table-cell>
          <table:table-cell office:value-type="float" office:value="-33.396321424277" calcext:value-type="float">
            <text:p>-33.3963214243</text:p>
          </table:table-cell>
          <table:table-cell office:value-type="float" office:value="-70.565342053474" calcext:value-type="float">
            <text:p>-70.5653420535</text:p>
          </table:table-cell>
          <table:table-cell table:formula="of:=+&quot;geomfromtext('POINT(&quot;&amp;[.G54]&amp;&quot; &quot;&amp;[.F54]&amp;&quot;)')&quot;" office:value-type="string" office:string-value="geomfromtext('POINT(-70.565342053474 -33.396321424277)')" calcext:value-type="string">
            <text:p>geomfromtext('POINT(-70.565342053474 -33.396321424277)')</text:p>
          </table:table-cell>
          <table:table-cell table:formula="of:=&quot;insert into entrenador (nombre, mail, direccion, location) values ('&quot;&amp;[.C54]&amp;&quot;','&quot;&amp;[.D54]&amp;&quot;','&quot;&amp;[.E54]&amp;&quot;',&quot;&amp;[.H54]&amp;&quot;);&quot;" office:value-type="string" office:string-value="insert into entrenador (nombre, mail, direccion, location) values ('Felipe Hevia','felipe.hevia@gmail.com','Avenida Presidente Kennedy 6576',geomfromtext('POINT(-70.565342053474 -33.396321424277)'));" calcext:value-type="string">
            <text:p>insert into entrenador (nombre, mail, direccion, location) values ('Felipe Hevia','felipe.hevia@gmail.com','Avenida Presidente Kennedy 6576',geomfromtext('POINT(-70.565342053474 -33.39632142427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Alberto" calcext:value-type="string">
            <text:p>Alberto</text:p>
          </table:table-cell>
          <table:table-cell table:formula="of:=OFFSET([.B$1] ;ROUND(23*RAND());0;1;1)" office:value-type="string" office:string-value="Salas" calcext:value-type="string">
            <text:p>Salas</text:p>
          </table:table-cell>
          <table:table-cell table:formula="of:=+[.A55]&amp;&quot; &quot;&amp;[.B55]" office:value-type="string" office:string-value="Alberto Salas" calcext:value-type="string">
            <text:p>Alberto Salas</text:p>
          </table:table-cell>
          <table:table-cell table:formula="of:=LOWER([.A55])&amp;&quot;.&quot;&amp;LOWER([.B55])&amp;&quot;@gmail.com&quot;" office:value-type="string" office:string-value="alberto.salas@gmail.com" calcext:value-type="string">
            <text:p>alberto.salas@gmail.com</text:p>
          </table:table-cell>
          <table:table-cell office:value-type="string" calcext:value-type="string">
            <text:p>Av. Kennedy 7301</text:p>
          </table:table-cell>
          <table:table-cell office:value-type="float" office:value="-33.395043521282" calcext:value-type="float">
            <text:p>-33.3950435213</text:p>
          </table:table-cell>
          <table:table-cell office:value-type="float" office:value="-70.559758808559" calcext:value-type="float">
            <text:p>-70.5597588086</text:p>
          </table:table-cell>
          <table:table-cell table:formula="of:=+&quot;geomfromtext('POINT(&quot;&amp;[.G55]&amp;&quot; &quot;&amp;[.F55]&amp;&quot;)')&quot;" office:value-type="string" office:string-value="geomfromtext('POINT(-70.559758808559 -33.395043521282)')" calcext:value-type="string">
            <text:p>geomfromtext('POINT(-70.559758808559 -33.395043521282)')</text:p>
          </table:table-cell>
          <table:table-cell table:formula="of:=&quot;insert into entrenador (nombre, mail, direccion, location) values ('&quot;&amp;[.C55]&amp;&quot;','&quot;&amp;[.D55]&amp;&quot;','&quot;&amp;[.E55]&amp;&quot;',&quot;&amp;[.H55]&amp;&quot;);&quot;" office:value-type="string" office:string-value="insert into entrenador (nombre, mail, direccion, location) values ('Alberto Salas','alberto.salas@gmail.com','Av. Kennedy 7301',geomfromtext('POINT(-70.559758808559 -33.395043521282)'));" calcext:value-type="string">
            <text:p>insert into entrenador (nombre, mail, direccion, location) values ('Alberto Salas','alberto.salas@gmail.com','Av. Kennedy 7301',geomfromtext('POINT(-70.559758808559 -33.395043521282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Ignacia" calcext:value-type="string">
            <text:p>Ignacia</text:p>
          </table:table-cell>
          <table:table-cell table:formula="of:=OFFSET([.B$1] ;ROUND(23*RAND());0;1;1)" office:value-type="string" office:string-value="Salazar" calcext:value-type="string">
            <text:p>Salazar</text:p>
          </table:table-cell>
          <table:table-cell table:formula="of:=+[.A56]&amp;&quot; &quot;&amp;[.B56]" office:value-type="string" office:string-value="Ignacia Salazar" calcext:value-type="string">
            <text:p>Ignacia Salazar</text:p>
          </table:table-cell>
          <table:table-cell table:formula="of:=LOWER([.A56])&amp;&quot;.&quot;&amp;LOWER([.B56])&amp;&quot;@gmail.com&quot;" office:value-type="string" office:string-value="ignacia.salazar@gmail.com" calcext:value-type="string">
            <text:p>ignacia.salazar@gmail.com</text:p>
          </table:table-cell>
          <table:table-cell office:value-type="string" calcext:value-type="string">
            <text:p>Reina Astrid 950, Lass Condes</text:p>
          </table:table-cell>
          <table:table-cell office:value-type="float" office:value="-33.393686830186" calcext:value-type="float">
            <text:p>-33.3936868302</text:p>
          </table:table-cell>
          <table:table-cell office:value-type="float" office:value="-70.556679573189" calcext:value-type="float">
            <text:p>-70.5566795732</text:p>
          </table:table-cell>
          <table:table-cell table:formula="of:=+&quot;geomfromtext('POINT(&quot;&amp;[.G56]&amp;&quot; &quot;&amp;[.F56]&amp;&quot;)')&quot;" office:value-type="string" office:string-value="geomfromtext('POINT(-70.556679573189 -33.393686830186)')" calcext:value-type="string">
            <text:p>geomfromtext('POINT(-70.556679573189 -33.393686830186)')</text:p>
          </table:table-cell>
          <table:table-cell table:formula="of:=&quot;insert into entrenador (nombre, mail, direccion, location) values ('&quot;&amp;[.C56]&amp;&quot;','&quot;&amp;[.D56]&amp;&quot;','&quot;&amp;[.E56]&amp;&quot;',&quot;&amp;[.H56]&amp;&quot;);&quot;" office:value-type="string" office:string-value="insert into entrenador (nombre, mail, direccion, location) values ('Ignacia Salazar','ignacia.salazar@gmail.com','Reina Astrid 950, Lass Condes',geomfromtext('POINT(-70.556679573189 -33.393686830186)'));" calcext:value-type="string">
            <text:p>insert into entrenador (nombre, mail, direccion, location) values ('Ignacia Salazar','ignacia.salazar@gmail.com','Reina Astrid 950, Lass Condes',geomfromtext('POINT(-70.556679573189 -33.393686830186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Diego" calcext:value-type="string">
            <text:p>Diego</text:p>
          </table:table-cell>
          <table:table-cell table:formula="of:=OFFSET([.B$1] ;ROUND(23*RAND());0;1;1)" office:value-type="string" office:string-value="Rosasco" calcext:value-type="string">
            <text:p>Rosasco</text:p>
          </table:table-cell>
          <table:table-cell table:formula="of:=+[.A57]&amp;&quot; &quot;&amp;[.B57]" office:value-type="string" office:string-value="Diego Rosasco" calcext:value-type="string">
            <text:p>Diego Rosasco</text:p>
          </table:table-cell>
          <table:table-cell table:formula="of:=LOWER([.A57])&amp;&quot;.&quot;&amp;LOWER([.B57])&amp;&quot;@gmail.com&quot;" office:value-type="string" office:string-value="diego.rosasco@gmail.com" calcext:value-type="string">
            <text:p>diego.rosasco@gmail.com</text:p>
          </table:table-cell>
          <table:table-cell office:value-type="string" calcext:value-type="string">
            <text:p>Av. Apoquindo 7600</text:p>
          </table:table-cell>
          <table:table-cell office:value-type="float" office:value="-33.408057518538" calcext:value-type="float">
            <text:p>-33.4080575185</text:p>
          </table:table-cell>
          <table:table-cell office:value-type="float" office:value="-70.550695345204" calcext:value-type="float">
            <text:p>-70.5506953452</text:p>
          </table:table-cell>
          <table:table-cell table:formula="of:=+&quot;geomfromtext('POINT(&quot;&amp;[.G57]&amp;&quot; &quot;&amp;[.F57]&amp;&quot;)')&quot;" office:value-type="string" office:string-value="geomfromtext('POINT(-70.550695345204 -33.408057518538)')" calcext:value-type="string">
            <text:p>geomfromtext('POINT(-70.550695345204 -33.408057518538)')</text:p>
          </table:table-cell>
          <table:table-cell table:formula="of:=&quot;insert into entrenador (nombre, mail, direccion, location) values ('&quot;&amp;[.C57]&amp;&quot;','&quot;&amp;[.D57]&amp;&quot;','&quot;&amp;[.E57]&amp;&quot;',&quot;&amp;[.H57]&amp;&quot;);&quot;" office:value-type="string" office:string-value="insert into entrenador (nombre, mail, direccion, location) values ('Diego Rosasco','diego.rosasco@gmail.com','Av. Apoquindo 7600',geomfromtext('POINT(-70.550695345204 -33.408057518538)'));" calcext:value-type="string">
            <text:p>insert into entrenador (nombre, mail, direccion, location) values ('Diego Rosasco','diego.rosasco@gmail.com','Av. Apoquindo 7600',geomfromtext('POINT(-70.550695345204 -33.408057518538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Pilar" calcext:value-type="string">
            <text:p>Pilar</text:p>
          </table:table-cell>
          <table:table-cell table:formula="of:=OFFSET([.B$1] ;ROUND(23*RAND());0;1;1)" office:value-type="string" office:string-value="Salas" calcext:value-type="string">
            <text:p>Salas</text:p>
          </table:table-cell>
          <table:table-cell table:formula="of:=+[.A58]&amp;&quot; &quot;&amp;[.B58]" office:value-type="string" office:string-value="Pilar Salas" calcext:value-type="string">
            <text:p>Pilar Salas</text:p>
          </table:table-cell>
          <table:table-cell table:formula="of:=LOWER([.A58])&amp;&quot;.&quot;&amp;LOWER([.B58])&amp;&quot;@gmail.com&quot;" office:value-type="string" office:string-value="pilar.salas@gmail.com" calcext:value-type="string">
            <text:p>pilar.salas@gmail.com</text:p>
          </table:table-cell>
          <table:table-cell office:value-type="string" calcext:value-type="string">
            <text:p>Los Trigales 7887</text:p>
          </table:table-cell>
          <table:table-cell office:value-type="float" office:value="-33.399961241107" calcext:value-type="float">
            <text:p>-33.3999612411</text:p>
          </table:table-cell>
          <table:table-cell office:value-type="float" office:value="-70.555523402615" calcext:value-type="float">
            <text:p>-70.5555234026</text:p>
          </table:table-cell>
          <table:table-cell table:formula="of:=+&quot;geomfromtext('POINT(&quot;&amp;[.G58]&amp;&quot; &quot;&amp;[.F58]&amp;&quot;)')&quot;" office:value-type="string" office:string-value="geomfromtext('POINT(-70.555523402615 -33.399961241107)')" calcext:value-type="string">
            <text:p>geomfromtext('POINT(-70.555523402615 -33.399961241107)')</text:p>
          </table:table-cell>
          <table:table-cell table:formula="of:=&quot;insert into entrenador (nombre, mail, direccion, location) values ('&quot;&amp;[.C58]&amp;&quot;','&quot;&amp;[.D58]&amp;&quot;','&quot;&amp;[.E58]&amp;&quot;',&quot;&amp;[.H58]&amp;&quot;);&quot;" office:value-type="string" office:string-value="insert into entrenador (nombre, mail, direccion, location) values ('Pilar Salas','pilar.salas@gmail.com','Los Trigales 7887',geomfromtext('POINT(-70.555523402615 -33.399961241107)'));" calcext:value-type="string">
            <text:p>insert into entrenador (nombre, mail, direccion, location) values ('Pilar Salas','pilar.salas@gmail.com','Los Trigales 7887',geomfromtext('POINT(-70.555523402615 -33.39996124110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Jaime" calcext:value-type="string">
            <text:p>Jaime</text:p>
          </table:table-cell>
          <table:table-cell table:formula="of:=OFFSET([.B$1] ;ROUND(23*RAND());0;1;1)" office:value-type="string" office:string-value="Zamorano" calcext:value-type="string">
            <text:p>Zamorano</text:p>
          </table:table-cell>
          <table:table-cell table:formula="of:=+[.A59]&amp;&quot; &quot;&amp;[.B59]" office:value-type="string" office:string-value="Jaime Zamorano" calcext:value-type="string">
            <text:p>Jaime Zamorano</text:p>
          </table:table-cell>
          <table:table-cell table:formula="of:=LOWER([.A59])&amp;&quot;.&quot;&amp;LOWER([.B59])&amp;&quot;@gmail.com&quot;" office:value-type="string" office:string-value="jaime.zamorano@gmail.com" calcext:value-type="string">
            <text:p>jaime.zamorano@gmail.com</text:p>
          </table:table-cell>
          <table:table-cell office:value-type="string" calcext:value-type="string">
            <text:p>Las Carmelitas 46</text:p>
          </table:table-cell>
          <table:table-cell office:value-type="float" office:value="-33.406073685003" calcext:value-type="float">
            <text:p>-33.406073685</text:p>
          </table:table-cell>
          <table:table-cell office:value-type="float" office:value="-70.558312151259" calcext:value-type="float">
            <text:p>-70.5583121513</text:p>
          </table:table-cell>
          <table:table-cell table:formula="of:=+&quot;geomfromtext('POINT(&quot;&amp;[.G59]&amp;&quot; &quot;&amp;[.F59]&amp;&quot;)')&quot;" office:value-type="string" office:string-value="geomfromtext('POINT(-70.558312151259 -33.406073685003)')" calcext:value-type="string">
            <text:p>geomfromtext('POINT(-70.558312151259 -33.406073685003)')</text:p>
          </table:table-cell>
          <table:table-cell table:formula="of:=&quot;insert into entrenador (nombre, mail, direccion, location) values ('&quot;&amp;[.C59]&amp;&quot;','&quot;&amp;[.D59]&amp;&quot;','&quot;&amp;[.E59]&amp;&quot;',&quot;&amp;[.H59]&amp;&quot;);&quot;" office:value-type="string" office:string-value="insert into entrenador (nombre, mail, direccion, location) values ('Jaime Zamorano','jaime.zamorano@gmail.com','Las Carmelitas 46',geomfromtext('POINT(-70.558312151259 -33.406073685003)'));" calcext:value-type="string">
            <text:p>insert into entrenador (nombre, mail, direccion, location) values ('Jaime Zamorano','jaime.zamorano@gmail.com','Las Carmelitas 46',geomfromtext('POINT(-70.558312151259 -33.406073685003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Homero" calcext:value-type="string">
            <text:p>Homero</text:p>
          </table:table-cell>
          <table:table-cell table:formula="of:=OFFSET([.B$1] ;ROUND(23*RAND());0;1;1)" office:value-type="string" office:string-value="Olea" calcext:value-type="string">
            <text:p>Olea</text:p>
          </table:table-cell>
          <table:table-cell table:formula="of:=+[.A60]&amp;&quot; &quot;&amp;[.B60]" office:value-type="string" office:string-value="Homero Olea" calcext:value-type="string">
            <text:p>Homero Olea</text:p>
          </table:table-cell>
          <table:table-cell table:formula="of:=LOWER([.A60])&amp;&quot;.&quot;&amp;LOWER([.B60])&amp;&quot;@gmail.com&quot;" office:value-type="string" office:string-value="homero.olea@gmail.com" calcext:value-type="string">
            <text:p>homero.olea@gmail.com</text:p>
          </table:table-cell>
          <table:table-cell office:value-type="string" calcext:value-type="string">
            <text:p>Av. Tabancura 1623</text:p>
          </table:table-cell>
          <table:table-cell office:value-type="float" office:value="-33.379855539759" calcext:value-type="float">
            <text:p>-33.3798555398</text:p>
          </table:table-cell>
          <table:table-cell table:style-name="ce2" office:value-type="float" office:value="-70.536850011516" calcext:value-type="float">
            <text:p>-70.5368500115</text:p>
          </table:table-cell>
          <table:table-cell table:formula="of:=+&quot;geomfromtext('POINT(&quot;&amp;[.G60]&amp;&quot; &quot;&amp;[.F60]&amp;&quot;)')&quot;" office:value-type="string" office:string-value="geomfromtext('POINT(-70.536850011516 -33.379855539759)')" calcext:value-type="string">
            <text:p>geomfromtext('POINT(-70.536850011516 -33.379855539759)')</text:p>
          </table:table-cell>
          <table:table-cell table:formula="of:=&quot;insert into entrenador (nombre, mail, direccion, location) values ('&quot;&amp;[.C60]&amp;&quot;','&quot;&amp;[.D60]&amp;&quot;','&quot;&amp;[.E60]&amp;&quot;',&quot;&amp;[.H60]&amp;&quot;);&quot;" office:value-type="string" office:string-value="insert into entrenador (nombre, mail, direccion, location) values ('Homero Olea','homero.olea@gmail.com','Av. Tabancura 1623',geomfromtext('POINT(-70.536850011516 -33.379855539759)'));" calcext:value-type="string">
            <text:p>insert into entrenador (nombre, mail, direccion, location) values ('Homero Olea','homero.olea@gmail.com','Av. Tabancura 1623',geomfromtext('POINT(-70.536850011516 -33.379855539759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Jorge" calcext:value-type="string">
            <text:p>Jorge</text:p>
          </table:table-cell>
          <table:table-cell table:formula="of:=OFFSET([.B$1] ;ROUND(23*RAND());0;1;1)" office:value-type="string" office:string-value="Salazar" calcext:value-type="string">
            <text:p>Salazar</text:p>
          </table:table-cell>
          <table:table-cell table:formula="of:=+[.A61]&amp;&quot; &quot;&amp;[.B61]" office:value-type="string" office:string-value="Jorge Salazar" calcext:value-type="string">
            <text:p>Jorge Salazar</text:p>
          </table:table-cell>
          <table:table-cell table:formula="of:=LOWER([.A61])&amp;&quot;.&quot;&amp;LOWER([.B61])&amp;&quot;@gmail.com&quot;" office:value-type="string" office:string-value="jorge.salazar@gmail.com" calcext:value-type="string">
            <text:p>jorge.salazar@gmail.com</text:p>
          </table:table-cell>
          <table:table-cell office:value-type="string" calcext:value-type="string">
            <text:p>Malmo 505</text:p>
          </table:table-cell>
          <table:table-cell office:value-type="float" office:value="-33.402107837169" calcext:value-type="float">
            <text:p>-33.4021078372</text:p>
          </table:table-cell>
          <table:table-cell office:value-type="float" office:value="-70.562442956907" calcext:value-type="float">
            <text:p>-70.5624429569</text:p>
          </table:table-cell>
          <table:table-cell table:formula="of:=+&quot;geomfromtext('POINT(&quot;&amp;[.G61]&amp;&quot; &quot;&amp;[.F61]&amp;&quot;)')&quot;" office:value-type="string" office:string-value="geomfromtext('POINT(-70.562442956907 -33.402107837169)')" calcext:value-type="string">
            <text:p>geomfromtext('POINT(-70.562442956907 -33.402107837169)')</text:p>
          </table:table-cell>
          <table:table-cell table:formula="of:=&quot;insert into entrenador (nombre, mail, direccion, location) values ('&quot;&amp;[.C61]&amp;&quot;','&quot;&amp;[.D61]&amp;&quot;','&quot;&amp;[.E61]&amp;&quot;',&quot;&amp;[.H61]&amp;&quot;);&quot;" office:value-type="string" office:string-value="insert into entrenador (nombre, mail, direccion, location) values ('Jorge Salazar','jorge.salazar@gmail.com','Malmo 505',geomfromtext('POINT(-70.562442956907 -33.402107837169)'));" calcext:value-type="string">
            <text:p>insert into entrenador (nombre, mail, direccion, location) values ('Jorge Salazar','jorge.salazar@gmail.com','Malmo 505',geomfromtext('POINT(-70.562442956907 -33.402107837169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Felipe" calcext:value-type="string">
            <text:p>Felipe</text:p>
          </table:table-cell>
          <table:table-cell table:formula="of:=OFFSET([.B$1] ;ROUND(23*RAND());0;1;1)" office:value-type="string" office:string-value="García" calcext:value-type="string">
            <text:p>García</text:p>
          </table:table-cell>
          <table:table-cell table:formula="of:=+[.A62]&amp;&quot; &quot;&amp;[.B62]" office:value-type="string" office:string-value="Felipe García" calcext:value-type="string">
            <text:p>Felipe García</text:p>
          </table:table-cell>
          <table:table-cell table:formula="of:=LOWER([.A62])&amp;&quot;.&quot;&amp;LOWER([.B62])&amp;&quot;@gmail.com&quot;" office:value-type="string" office:string-value="felipe.garcía@gmail.com" calcext:value-type="string">
            <text:p>felipe.garcía@gmail.com</text:p>
          </table:table-cell>
          <table:table-cell office:value-type="string" calcext:value-type="string">
            <text:p>Estoril 200</text:p>
          </table:table-cell>
          <table:table-cell office:value-type="float" office:value="-33.384490613434" calcext:value-type="float">
            <text:p>-33.3844906134</text:p>
          </table:table-cell>
          <table:table-cell office:value-type="float" office:value="-70.532701567231" calcext:value-type="float">
            <text:p>-70.5327015672</text:p>
          </table:table-cell>
          <table:table-cell table:formula="of:=+&quot;geomfromtext('POINT(&quot;&amp;[.G62]&amp;&quot; &quot;&amp;[.F62]&amp;&quot;)')&quot;" office:value-type="string" office:string-value="geomfromtext('POINT(-70.532701567231 -33.384490613434)')" calcext:value-type="string">
            <text:p>geomfromtext('POINT(-70.532701567231 -33.384490613434)')</text:p>
          </table:table-cell>
          <table:table-cell table:formula="of:=&quot;insert into entrenador (nombre, mail, direccion, location) values ('&quot;&amp;[.C62]&amp;&quot;','&quot;&amp;[.D62]&amp;&quot;','&quot;&amp;[.E62]&amp;&quot;',&quot;&amp;[.H62]&amp;&quot;);&quot;" office:value-type="string" office:string-value="insert into entrenador (nombre, mail, direccion, location) values ('Felipe García','felipe.garcía@gmail.com','Estoril 200',geomfromtext('POINT(-70.532701567231 -33.384490613434)'));" calcext:value-type="string">
            <text:p>insert into entrenador (nombre, mail, direccion, location) values ('Felipe García','felipe.garcía@gmail.com','Estoril 200',geomfromtext('POINT(-70.532701567231 -33.384490613434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Daniela" calcext:value-type="string">
            <text:p>Daniela</text:p>
          </table:table-cell>
          <table:table-cell table:formula="of:=OFFSET([.B$1] ;ROUND(23*RAND());0;1;1)" office:value-type="string" office:string-value="Domínguez" calcext:value-type="string">
            <text:p>Domínguez</text:p>
          </table:table-cell>
          <table:table-cell table:formula="of:=+[.A63]&amp;&quot; &quot;&amp;[.B63]" office:value-type="string" office:string-value="Daniela Domínguez" calcext:value-type="string">
            <text:p>Daniela Domínguez</text:p>
          </table:table-cell>
          <table:table-cell table:formula="of:=LOWER([.A63])&amp;&quot;.&quot;&amp;LOWER([.B63])&amp;&quot;@gmail.com&quot;" office:value-type="string" office:string-value="daniela.domínguez@gmail.com" calcext:value-type="string">
            <text:p>daniela.domínguez@gmail.com</text:p>
          </table:table-cell>
          <table:table-cell office:value-type="string" calcext:value-type="string">
            <text:p>Cerro El Plomo</text:p>
          </table:table-cell>
          <table:table-cell office:value-type="float" office:value="-33.403016246493" calcext:value-type="float">
            <text:p>-33.4030162465</text:p>
          </table:table-cell>
          <table:table-cell office:value-type="float" office:value="-70.567805400975" calcext:value-type="float">
            <text:p>-70.567805401</text:p>
          </table:table-cell>
          <table:table-cell table:formula="of:=+&quot;geomfromtext('POINT(&quot;&amp;[.G63]&amp;&quot; &quot;&amp;[.F63]&amp;&quot;)')&quot;" office:value-type="string" office:string-value="geomfromtext('POINT(-70.567805400975 -33.403016246493)')" calcext:value-type="string">
            <text:p>geomfromtext('POINT(-70.567805400975 -33.403016246493)')</text:p>
          </table:table-cell>
          <table:table-cell table:formula="of:=&quot;insert into entrenador (nombre, mail, direccion, location) values ('&quot;&amp;[.C63]&amp;&quot;','&quot;&amp;[.D63]&amp;&quot;','&quot;&amp;[.E63]&amp;&quot;',&quot;&amp;[.H63]&amp;&quot;);&quot;" office:value-type="string" office:string-value="insert into entrenador (nombre, mail, direccion, location) values ('Daniela Domínguez','daniela.domínguez@gmail.com','Cerro El Plomo',geomfromtext('POINT(-70.567805400975 -33.403016246493)'));" calcext:value-type="string">
            <text:p>insert into entrenador (nombre, mail, direccion, location) values ('Daniela Domínguez','daniela.domínguez@gmail.com','Cerro El Plomo',geomfromtext('POINT(-70.567805400975 -33.403016246493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Romina" calcext:value-type="string">
            <text:p>Romina</text:p>
          </table:table-cell>
          <table:table-cell table:formula="of:=OFFSET([.B$1] ;ROUND(23*RAND());0;1;1)" office:value-type="string" office:string-value="Olea" calcext:value-type="string">
            <text:p>Olea</text:p>
          </table:table-cell>
          <table:table-cell table:formula="of:=+[.A64]&amp;&quot; &quot;&amp;[.B64]" office:value-type="string" office:string-value="Romina Olea" calcext:value-type="string">
            <text:p>Romina Olea</text:p>
          </table:table-cell>
          <table:table-cell table:formula="of:=LOWER([.A64])&amp;&quot;.&quot;&amp;LOWER([.B64])&amp;&quot;@gmail.com&quot;" office:value-type="string" office:string-value="romina.olea@gmail.com" calcext:value-type="string">
            <text:p>romina.olea@gmail.com</text:p>
          </table:table-cell>
          <table:table-cell office:value-type="string" calcext:value-type="string">
            <text:p>Av. Kennedy</text:p>
          </table:table-cell>
          <table:table-cell office:value-type="float" office:value="-33.395123409399" calcext:value-type="float">
            <text:p>-33.3951234094</text:p>
          </table:table-cell>
          <table:table-cell office:value-type="float" office:value="-70.561844544118" calcext:value-type="float">
            <text:p>-70.5618445441</text:p>
          </table:table-cell>
          <table:table-cell table:formula="of:=+&quot;geomfromtext('POINT(&quot;&amp;[.G64]&amp;&quot; &quot;&amp;[.F64]&amp;&quot;)')&quot;" office:value-type="string" office:string-value="geomfromtext('POINT(-70.561844544118 -33.395123409399)')" calcext:value-type="string">
            <text:p>geomfromtext('POINT(-70.561844544118 -33.395123409399)')</text:p>
          </table:table-cell>
          <table:table-cell table:formula="of:=&quot;insert into entrenador (nombre, mail, direccion, location) values ('&quot;&amp;[.C64]&amp;&quot;','&quot;&amp;[.D64]&amp;&quot;','&quot;&amp;[.E64]&amp;&quot;',&quot;&amp;[.H64]&amp;&quot;);&quot;" office:value-type="string" office:string-value="insert into entrenador (nombre, mail, direccion, location) values ('Romina Olea','romina.olea@gmail.com','Av. Kennedy',geomfromtext('POINT(-70.561844544118 -33.395123409399)'));" calcext:value-type="string">
            <text:p>insert into entrenador (nombre, mail, direccion, location) values ('Romina Olea','romina.olea@gmail.com','Av. Kennedy',geomfromtext('POINT(-70.561844544118 -33.395123409399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Margarita" calcext:value-type="string">
            <text:p>Margarita</text:p>
          </table:table-cell>
          <table:table-cell table:formula="of:=OFFSET([.B$1] ;ROUND(23*RAND());0;1;1)" office:value-type="string" office:string-value="Sánchez" calcext:value-type="string">
            <text:p>Sánchez</text:p>
          </table:table-cell>
          <table:table-cell table:formula="of:=+[.A65]&amp;&quot; &quot;&amp;[.B65]" office:value-type="string" office:string-value="Margarita Sánchez" calcext:value-type="string">
            <text:p>Margarita Sánchez</text:p>
          </table:table-cell>
          <table:table-cell table:formula="of:=LOWER([.A65])&amp;&quot;.&quot;&amp;LOWER([.B65])&amp;&quot;@gmail.com&quot;" office:value-type="string" office:string-value="margarita.sánchez@gmail.com" calcext:value-type="string">
            <text:p>margarita.sánchez@gmail.com</text:p>
          </table:table-cell>
          <table:table-cell office:value-type="string" calcext:value-type="string">
            <text:p>Chesterton</text:p>
          </table:table-cell>
          <table:table-cell office:value-type="float" office:value="-33.406510327826" calcext:value-type="float">
            <text:p>-33.4065103278</text:p>
          </table:table-cell>
          <table:table-cell office:value-type="float" office:value="-70.551450640012" calcext:value-type="float">
            <text:p>-70.55145064</text:p>
          </table:table-cell>
          <table:table-cell table:formula="of:=+&quot;geomfromtext('POINT(&quot;&amp;[.G65]&amp;&quot; &quot;&amp;[.F65]&amp;&quot;)')&quot;" office:value-type="string" office:string-value="geomfromtext('POINT(-70.551450640012 -33.406510327826)')" calcext:value-type="string">
            <text:p>geomfromtext('POINT(-70.551450640012 -33.406510327826)')</text:p>
          </table:table-cell>
          <table:table-cell table:formula="of:=&quot;insert into entrenador (nombre, mail, direccion, location) values ('&quot;&amp;[.C65]&amp;&quot;','&quot;&amp;[.D65]&amp;&quot;','&quot;&amp;[.E65]&amp;&quot;',&quot;&amp;[.H65]&amp;&quot;);&quot;" office:value-type="string" office:string-value="insert into entrenador (nombre, mail, direccion, location) values ('Margarita Sánchez','margarita.sánchez@gmail.com','Chesterton',geomfromtext('POINT(-70.551450640012 -33.406510327826)'));" calcext:value-type="string">
            <text:p>insert into entrenador (nombre, mail, direccion, location) values ('Margarita Sánchez','margarita.sánchez@gmail.com','Chesterton',geomfromtext('POINT(-70.551450640012 -33.406510327826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Margarita" calcext:value-type="string">
            <text:p>Margarita</text:p>
          </table:table-cell>
          <table:table-cell table:formula="of:=OFFSET([.B$1] ;ROUND(23*RAND());0;1;1)" office:value-type="string" office:string-value="García" calcext:value-type="string">
            <text:p>García</text:p>
          </table:table-cell>
          <table:table-cell table:formula="of:=+[.A66]&amp;&quot; &quot;&amp;[.B66]" office:value-type="string" office:string-value="Margarita García" calcext:value-type="string">
            <text:p>Margarita García</text:p>
          </table:table-cell>
          <table:table-cell table:formula="of:=LOWER([.A66])&amp;&quot;.&quot;&amp;LOWER([.B66])&amp;&quot;@gmail.com&quot;" office:value-type="string" office:string-value="margarita.garcía@gmail.com" calcext:value-type="string">
            <text:p>margarita.garcía@gmail.com</text:p>
          </table:table-cell>
          <table:table-cell office:value-type="string" calcext:value-type="string">
            <text:p>San Francisco de Asis</text:p>
          </table:table-cell>
          <table:table-cell office:value-type="float" office:value="-33.381893149751" calcext:value-type="float">
            <text:p>-33.3818931498</text:p>
          </table:table-cell>
          <table:table-cell office:value-type="float" office:value="-70.505358181248" calcext:value-type="float">
            <text:p>-70.5053581812</text:p>
          </table:table-cell>
          <table:table-cell table:formula="of:=+&quot;geomfromtext('POINT(&quot;&amp;[.G66]&amp;&quot; &quot;&amp;[.F66]&amp;&quot;)')&quot;" office:value-type="string" office:string-value="geomfromtext('POINT(-70.505358181248 -33.381893149751)')" calcext:value-type="string">
            <text:p>geomfromtext('POINT(-70.505358181248 -33.381893149751)')</text:p>
          </table:table-cell>
          <table:table-cell table:formula="of:=&quot;insert into entrenador (nombre, mail, direccion, location) values ('&quot;&amp;[.C66]&amp;&quot;','&quot;&amp;[.D66]&amp;&quot;','&quot;&amp;[.E66]&amp;&quot;',&quot;&amp;[.H66]&amp;&quot;);&quot;" office:value-type="string" office:string-value="insert into entrenador (nombre, mail, direccion, location) values ('Margarita García','margarita.garcía@gmail.com','San Francisco de Asis',geomfromtext('POINT(-70.505358181248 -33.381893149751)'));" calcext:value-type="string">
            <text:p>insert into entrenador (nombre, mail, direccion, location) values ('Margarita García','margarita.garcía@gmail.com','San Francisco de Asis',geomfromtext('POINT(-70.505358181248 -33.381893149751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Antonia" calcext:value-type="string">
            <text:p>Antonia</text:p>
          </table:table-cell>
          <table:table-cell table:formula="of:=OFFSET([.B$1] ;ROUND(23*RAND());0;1;1)" office:value-type="string" office:string-value="Rosasco" calcext:value-type="string">
            <text:p>Rosasco</text:p>
          </table:table-cell>
          <table:table-cell table:formula="of:=+[.A67]&amp;&quot; &quot;&amp;[.B67]" office:value-type="string" office:string-value="Antonia Rosasco" calcext:value-type="string">
            <text:p>Antonia Rosasco</text:p>
          </table:table-cell>
          <table:table-cell table:formula="of:=LOWER([.A67])&amp;&quot;.&quot;&amp;LOWER([.B67])&amp;&quot;@gmail.com&quot;" office:value-type="string" office:string-value="antonia.rosasco@gmail.com" calcext:value-type="string">
            <text:p>antonia.rosasco@gmail.com</text:p>
          </table:table-cell>
          <table:table-cell office:value-type="string" calcext:value-type="string">
            <text:p>Av. Tabancura 1623</text:p>
          </table:table-cell>
          <table:table-cell office:value-type="float" office:value="-33.379855539759" calcext:value-type="float">
            <text:p>-33.3798555398</text:p>
          </table:table-cell>
          <table:table-cell table:style-name="ce2" office:value-type="float" office:value="-70.536850011516" calcext:value-type="float">
            <text:p>-70.5368500115</text:p>
          </table:table-cell>
          <table:table-cell table:formula="of:=+&quot;geomfromtext('POINT(&quot;&amp;[.G67]&amp;&quot; &quot;&amp;[.F67]&amp;&quot;)')&quot;" office:value-type="string" office:string-value="geomfromtext('POINT(-70.536850011516 -33.379855539759)')" calcext:value-type="string">
            <text:p>geomfromtext('POINT(-70.536850011516 -33.379855539759)')</text:p>
          </table:table-cell>
          <table:table-cell table:formula="of:=&quot;insert into entrenador (nombre, mail, direccion, location) values ('&quot;&amp;[.C67]&amp;&quot;','&quot;&amp;[.D67]&amp;&quot;','&quot;&amp;[.E67]&amp;&quot;',&quot;&amp;[.H67]&amp;&quot;);&quot;" office:value-type="string" office:string-value="insert into entrenador (nombre, mail, direccion, location) values ('Antonia Rosasco','antonia.rosasco@gmail.com','Av. Tabancura 1623',geomfromtext('POINT(-70.536850011516 -33.379855539759)'));" calcext:value-type="string">
            <text:p>insert into entrenador (nombre, mail, direccion, location) values ('Antonia Rosasco','antonia.rosasco@gmail.com','Av. Tabancura 1623',geomfromtext('POINT(-70.536850011516 -33.379855539759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Alberto" calcext:value-type="string">
            <text:p>Alberto</text:p>
          </table:table-cell>
          <table:table-cell table:formula="of:=OFFSET([.B$1] ;ROUND(23*RAND());0;1;1)" office:value-type="string" office:string-value="Martínez" calcext:value-type="string">
            <text:p>Martínez</text:p>
          </table:table-cell>
          <table:table-cell table:formula="of:=+[.A68]&amp;&quot; &quot;&amp;[.B68]" office:value-type="string" office:string-value="Alberto Martínez" calcext:value-type="string">
            <text:p>Alberto Martínez</text:p>
          </table:table-cell>
          <table:table-cell table:formula="of:=LOWER([.A68])&amp;&quot;.&quot;&amp;LOWER([.B68])&amp;&quot;@gmail.com&quot;" office:value-type="string" office:string-value="alberto.martínez@gmail.com" calcext:value-type="string">
            <text:p>alberto.martínez@gmail.com</text:p>
          </table:table-cell>
          <table:table-cell office:value-type="string" calcext:value-type="string">
            <text:p>Estoril 200</text:p>
          </table:table-cell>
          <table:table-cell office:value-type="float" office:value="-33.384490613434" calcext:value-type="float">
            <text:p>-33.3844906134</text:p>
          </table:table-cell>
          <table:table-cell office:value-type="float" office:value="-70.532701567231" calcext:value-type="float">
            <text:p>-70.5327015672</text:p>
          </table:table-cell>
          <table:table-cell table:formula="of:=+&quot;geomfromtext('POINT(&quot;&amp;[.G68]&amp;&quot; &quot;&amp;[.F68]&amp;&quot;)')&quot;" office:value-type="string" office:string-value="geomfromtext('POINT(-70.532701567231 -33.384490613434)')" calcext:value-type="string">
            <text:p>geomfromtext('POINT(-70.532701567231 -33.384490613434)')</text:p>
          </table:table-cell>
          <table:table-cell table:formula="of:=&quot;insert into entrenador (nombre, mail, direccion, location) values ('&quot;&amp;[.C68]&amp;&quot;','&quot;&amp;[.D68]&amp;&quot;','&quot;&amp;[.E68]&amp;&quot;',&quot;&amp;[.H68]&amp;&quot;);&quot;" office:value-type="string" office:string-value="insert into entrenador (nombre, mail, direccion, location) values ('Alberto Martínez','alberto.martínez@gmail.com','Estoril 200',geomfromtext('POINT(-70.532701567231 -33.384490613434)'));" calcext:value-type="string">
            <text:p>insert into entrenador (nombre, mail, direccion, location) values ('Alberto Martínez','alberto.martínez@gmail.com','Estoril 200',geomfromtext('POINT(-70.532701567231 -33.384490613434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Milagros" calcext:value-type="string">
            <text:p>Milagros</text:p>
          </table:table-cell>
          <table:table-cell table:formula="of:=OFFSET([.B$1] ;ROUND(23*RAND());0;1;1)" office:value-type="string" office:string-value="Santis" calcext:value-type="string">
            <text:p>Santis</text:p>
          </table:table-cell>
          <table:table-cell table:formula="of:=+[.A69]&amp;&quot; &quot;&amp;[.B69]" office:value-type="string" office:string-value="Milagros Santis" calcext:value-type="string">
            <text:p>Milagros Santis</text:p>
          </table:table-cell>
          <table:table-cell table:formula="of:=LOWER([.A69])&amp;&quot;.&quot;&amp;LOWER([.B69])&amp;&quot;@gmail.com&quot;" office:value-type="string" office:string-value="milagros.santis@gmail.com" calcext:value-type="string">
            <text:p>milagros.santis@gmail.com</text:p>
          </table:table-cell>
          <table:table-cell office:value-type="string" calcext:value-type="string">
            <text:p>Camino El Alba</text:p>
          </table:table-cell>
          <table:table-cell office:value-type="float" office:value="-33.403257" calcext:value-type="float">
            <text:p>-33.403257</text:p>
          </table:table-cell>
          <table:table-cell office:value-type="float" office:value="-70.535078" calcext:value-type="float">
            <text:p>-70.535078</text:p>
          </table:table-cell>
          <table:table-cell table:formula="of:=+&quot;geomfromtext('POINT(&quot;&amp;[.G69]&amp;&quot; &quot;&amp;[.F69]&amp;&quot;)')&quot;" office:value-type="string" office:string-value="geomfromtext('POINT(-70.535078 -33.403257)')" calcext:value-type="string">
            <text:p>geomfromtext('POINT(-70.535078 -33.403257)')</text:p>
          </table:table-cell>
          <table:table-cell table:formula="of:=&quot;insert into entrenador (nombre, mail, direccion, location) values ('&quot;&amp;[.C69]&amp;&quot;','&quot;&amp;[.D69]&amp;&quot;','&quot;&amp;[.E69]&amp;&quot;',&quot;&amp;[.H69]&amp;&quot;);&quot;" office:value-type="string" office:string-value="insert into entrenador (nombre, mail, direccion, location) values ('Milagros Santis','milagros.santis@gmail.com','Camino El Alba',geomfromtext('POINT(-70.535078 -33.403257)'));" calcext:value-type="string">
            <text:p>insert into entrenador (nombre, mail, direccion, location) values ('Milagros Santis','milagros.santis@gmail.com','Camino El Alba',geomfromtext('POINT(-70.535078 -33.403257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Teresa" calcext:value-type="string">
            <text:p>Teresa</text:p>
          </table:table-cell>
          <table:table-cell table:formula="of:=OFFSET([.B$1] ;ROUND(23*RAND());0;1;1)" office:value-type="string" office:string-value="Olivera" calcext:value-type="string">
            <text:p>Olivera</text:p>
          </table:table-cell>
          <table:table-cell table:formula="of:=+[.A70]&amp;&quot; &quot;&amp;[.B70]" office:value-type="string" office:string-value="Teresa Olivera" calcext:value-type="string">
            <text:p>Teresa Olivera</text:p>
          </table:table-cell>
          <table:table-cell table:formula="of:=LOWER([.A70])&amp;&quot;.&quot;&amp;LOWER([.B70])&amp;&quot;@gmail.com&quot;" office:value-type="string" office:string-value="teresa.olivera@gmail.com" calcext:value-type="string">
            <text:p>teresa.olivera@gmail.com</text:p>
          </table:table-cell>
          <table:table-cell office:value-type="string" calcext:value-type="string">
            <text:p>Camino Otoñal</text:p>
          </table:table-cell>
          <table:table-cell office:value-type="float" office:value="-33.389617469509" calcext:value-type="float">
            <text:p>-33.3896174695</text:p>
          </table:table-cell>
          <table:table-cell office:value-type="float" office:value="-70.51708817482" calcext:value-type="float">
            <text:p>-70.5170881748</text:p>
          </table:table-cell>
          <table:table-cell table:formula="of:=+&quot;geomfromtext('POINT(&quot;&amp;[.G70]&amp;&quot; &quot;&amp;[.F70]&amp;&quot;)')&quot;" office:value-type="string" office:string-value="geomfromtext('POINT(-70.51708817482 -33.389617469509)')" calcext:value-type="string">
            <text:p>geomfromtext('POINT(-70.51708817482 -33.389617469509)')</text:p>
          </table:table-cell>
          <table:table-cell table:formula="of:=&quot;insert into entrenador (nombre, mail, direccion, location) values ('&quot;&amp;[.C70]&amp;&quot;','&quot;&amp;[.D70]&amp;&quot;','&quot;&amp;[.E70]&amp;&quot;',&quot;&amp;[.H70]&amp;&quot;);&quot;" office:value-type="string" office:string-value="insert into entrenador (nombre, mail, direccion, location) values ('Teresa Olivera','teresa.olivera@gmail.com','Camino Otoñal',geomfromtext('POINT(-70.51708817482 -33.389617469509)'));" calcext:value-type="string">
            <text:p>insert into entrenador (nombre, mail, direccion, location) values ('Teresa Olivera','teresa.olivera@gmail.com','Camino Otoñal',geomfromtext('POINT(-70.51708817482 -33.389617469509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Fabiola" calcext:value-type="string">
            <text:p>Fabiola</text:p>
          </table:table-cell>
          <table:table-cell table:formula="of:=OFFSET([.B$1] ;ROUND(23*RAND());0;1;1)" office:value-type="string" office:string-value="De Gregorio" calcext:value-type="string">
            <text:p>De Gregorio</text:p>
          </table:table-cell>
          <table:table-cell table:formula="of:=+[.A71]&amp;&quot; &quot;&amp;[.B71]" office:value-type="string" office:string-value="Fabiola De Gregorio" calcext:value-type="string">
            <text:p>Fabiola De Gregorio</text:p>
          </table:table-cell>
          <table:table-cell table:formula="of:=LOWER([.A71])&amp;&quot;.&quot;&amp;LOWER([.B71])&amp;&quot;@gmail.com&quot;" office:value-type="string" office:string-value="fabiola.de gregorio@gmail.com" calcext:value-type="string">
            <text:p>fabiola.de gregorio@gmail.com</text:p>
          </table:table-cell>
          <table:table-cell office:value-type="string" calcext:value-type="string">
            <text:p>Rí­o Maule 555</text:p>
          </table:table-cell>
          <table:table-cell office:value-type="float" office:value="-33.386602983585" calcext:value-type="float">
            <text:p>-33.3866029836</text:p>
          </table:table-cell>
          <table:table-cell office:value-type="float" office:value="-70.532167031346" calcext:value-type="float">
            <text:p>-70.5321670313</text:p>
          </table:table-cell>
          <table:table-cell table:formula="of:=+&quot;geomfromtext('POINT(&quot;&amp;[.G71]&amp;&quot; &quot;&amp;[.F71]&amp;&quot;)')&quot;" office:value-type="string" office:string-value="geomfromtext('POINT(-70.532167031346 -33.386602983585)')" calcext:value-type="string">
            <text:p>geomfromtext('POINT(-70.532167031346 -33.386602983585)')</text:p>
          </table:table-cell>
          <table:table-cell table:formula="of:=&quot;insert into entrenador (nombre, mail, direccion, location) values ('&quot;&amp;[.C71]&amp;&quot;','&quot;&amp;[.D71]&amp;&quot;','&quot;&amp;[.E71]&amp;&quot;',&quot;&amp;[.H71]&amp;&quot;);&quot;" office:value-type="string" office:string-value="insert into entrenador (nombre, mail, direccion, location) values ('Fabiola De Gregorio','fabiola.de gregorio@gmail.com','Rí­o Maule 555',geomfromtext('POINT(-70.532167031346 -33.386602983585)'));" calcext:value-type="string">
            <text:p>insert into entrenador (nombre, mail, direccion, location) values ('Fabiola De Gregorio','fabiola.de gregorio@gmail.com','Rí­o Maule 555',geomfromtext('POINT(-70.532167031346 -33.386602983585)'));</text:p>
          </table:table-cell>
          <table:table-cell table:number-columns-repeated="3"/>
        </table:table-row>
        <table:table-row table:style-name="ro1">
          <table:table-cell table:formula="of:=OFFSET([.A$1] ;ROUND(23*RAND());0;1;1)" office:value-type="string" office:string-value="Consuelo" calcext:value-type="string">
            <text:p>Consuelo</text:p>
          </table:table-cell>
          <table:table-cell table:formula="of:=OFFSET([.B$1] ;ROUND(23*RAND());0;1;1)" office:value-type="string" office:string-value="Martínez" calcext:value-type="string">
            <text:p>Martínez</text:p>
          </table:table-cell>
          <table:table-cell table:formula="of:=+[.A72]&amp;&quot; &quot;&amp;[.B72]" office:value-type="string" office:string-value="Consuelo Martínez" calcext:value-type="string">
            <text:p>Consuelo Martínez</text:p>
          </table:table-cell>
          <table:table-cell table:formula="of:=LOWER([.A72])&amp;&quot;.&quot;&amp;LOWER([.B72])&amp;&quot;@gmail.com&quot;" office:value-type="string" office:string-value="consuelo.martínez@gmail.com" calcext:value-type="string">
            <text:p>consuelo.martínez@gmail.com</text:p>
          </table:table-cell>
          <table:table-cell office:value-type="string" calcext:value-type="string">
            <text:p>Paul Harris 9574</text:p>
          </table:table-cell>
          <table:table-cell office:value-type="float" office:value="-33.389566566812" calcext:value-type="float">
            <text:p>-33.3895665668</text:p>
          </table:table-cell>
          <table:table-cell table:style-name="ce2" office:value-type="float" office:value="-70.535507871463" calcext:value-type="float">
            <text:p>-70.5355078715</text:p>
          </table:table-cell>
          <table:table-cell table:formula="of:=+&quot;geomfromtext('POINT(&quot;&amp;[.G72]&amp;&quot; &quot;&amp;[.F72]&amp;&quot;)')&quot;" office:value-type="string" office:string-value="geomfromtext('POINT(-70.535507871463 -33.389566566812)')" calcext:value-type="string">
            <text:p>geomfromtext('POINT(-70.535507871463 -33.389566566812)')</text:p>
          </table:table-cell>
          <table:table-cell table:formula="of:=&quot;insert into entrenador (nombre, mail, direccion, location) values ('&quot;&amp;[.C72]&amp;&quot;','&quot;&amp;[.D72]&amp;&quot;','&quot;&amp;[.E72]&amp;&quot;',&quot;&amp;[.H72]&amp;&quot;);&quot;" office:value-type="string" office:string-value="insert into entrenador (nombre, mail, direccion, location) values ('Consuelo Martínez','consuelo.martínez@gmail.com','Paul Harris 9574',geomfromtext('POINT(-70.535507871463 -33.389566566812)'));" calcext:value-type="string">
            <text:p>insert into entrenador (nombre, mail, direccion, location) values ('Consuelo Martínez','consuelo.martínez@gmail.com','Paul Harris 9574',geomfromtext('POINT(-70.535507871463 -33.389566566812)'))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21:35:06.416226019</meta:creation-date>
    <dc:date>2014-09-15T22:24:02.385340936</dc:date>
    <meta:editing-duration>PT33M44S</meta:editing-duration>
    <meta:editing-cycles>3</meta:editing-cycles>
    <meta:generator>LibreOffice/4.2.6.3$Linux_X86_64 LibreOffice_project/420m0$Build-3</meta:generator>
    <meta:document-statistic meta:table-count="1" meta:cell-count="471" meta:object-count="0"/>
  </office:meta>
</office:document-meta>
</file>